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190/settings.xml" manifest:media-type="text/xml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00/settings.xml" manifest:media-type="text/xml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97/content.xml" manifest:media-type="text/xml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81/Configurations2/" manifest:media-type="application/vnd.sun.xml.ui.configuration"/>
  <manifest:file-entry manifest:full-path="Object 281/content.xml" manifest:media-type="text/xml"/>
  <manifest:file-entry manifest:full-path="Object 281/settings.xml" manifest:media-type="text/xml"/>
  <manifest:file-entry manifest:full-path="Object 281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300/settings.xml" manifest:media-type="text/xml"/>
  <manifest:file-entry manifest:full-path="Object 300/Configurations2/" manifest:media-type="application/vnd.sun.xml.ui.configuration"/>
  <manifest:file-entry manifest:full-path="Object 300/content.xml" manifest:media-type="text/xml"/>
  <manifest:file-entry manifest:full-path="Object 300/" manifest:version="1.3" manifest:media-type="application/vnd.oasis.opendocument.formula"/>
  <manifest:file-entry manifest:full-path="Object 298/content.xml" manifest:media-type="text/xml"/>
  <manifest:file-entry manifest:full-path="Object 298/settings.xml" manifest:media-type="text/xml"/>
  <manifest:file-entry manifest:full-path="Object 298/Configurations2/" manifest:media-type="application/vnd.sun.xml.ui.configuration"/>
  <manifest:file-entry manifest:full-path="Object 298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299/content.xml" manifest:media-type="text/xml"/>
  <manifest:file-entry manifest:full-path="Object 299/settings.xml" manifest:media-type="text/xml"/>
  <manifest:file-entry manifest:full-path="Object 299/Configurations2/" manifest:media-type="application/vnd.sun.xml.ui.configuration"/>
  <manifest:file-entry manifest:full-path="Object 299/" manifest:version="1.3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settings.xml" manifest:media-type="text/xml"/>
  <manifest:file-entry manifest:full-path="Object 275/content.xml" manifest:media-type="text/xml"/>
  <manifest:file-entry manifest:full-path="Object 275/" manifest:version="1.3" manifest:media-type="application/vnd.oasis.opendocument.formula"/>
  <manifest:file-entry manifest:full-path="Object 207/settings.xml" manifest:media-type="text/xml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311/content.xml" manifest:media-type="text/xml"/>
  <manifest:file-entry manifest:full-path="Object 311/Configurations2/" manifest:media-type="application/vnd.sun.xml.ui.configuration"/>
  <manifest:file-entry manifest:full-path="Object 311/settings.xml" manifest:media-type="text/xml"/>
  <manifest:file-entry manifest:full-path="Object 311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settings.xml" manifest:media-type="text/xml"/>
  <manifest:file-entry manifest:full-path="Object 243/content.xml" manifest:media-type="text/xml"/>
  <manifest:file-entry manifest:full-path="Object 243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meta.xml" manifest:media-type="text/xml"/>
  <manifest:file-entry manifest:full-path="Object 187/content.xml" manifest:media-type="text/xml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Configurations2/" manifest:media-type="application/vnd.sun.xml.ui.configuration"/>
  <manifest:file-entry manifest:full-path="Object 224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285/Configurations2/" manifest:media-type="application/vnd.sun.xml.ui.configuration"/>
  <manifest:file-entry manifest:full-path="Object 285/content.xml" manifest:media-type="text/xml"/>
  <manifest:file-entry manifest:full-path="Object 285/settings.xml" manifest:media-type="text/xml"/>
  <manifest:file-entry manifest:full-path="Object 285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Replacements/Object 16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93" manifest:media-type="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03" manifest:media-type=""/>
  <manifest:file-entry manifest:full-path="ObjectReplacements/Object 302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00" manifest:media-type=""/>
  <manifest:file-entry manifest:full-path="ObjectReplacements/Object 247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87" manifest:media-type=""/>
  <manifest:file-entry manifest:full-path="ObjectReplacements/Object 11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117" manifest:media-type=""/>
  <manifest:file-entry manifest:full-path="ObjectReplacements/Object 44" manifest:media-type=""/>
  <manifest:file-entry manifest:full-path="ObjectReplacements/Object 239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2" manifest:media-type=""/>
  <manifest:file-entry manifest:full-path="ObjectReplacements/Object 25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25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7" manifest:media-type=""/>
  <manifest:file-entry manifest:full-path="ObjectReplacements/Object 204" manifest:media-type="application/x-openoffice-gdimetafile;windows_formatname=&quot;GDIMetaFile&quot;"/>
  <manifest:file-entry manifest:full-path="ObjectReplacements/Object 107" manifest:media-type=""/>
  <manifest:file-entry manifest:full-path="ObjectReplacements/Object 34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01" manifest:media-type=""/>
  <manifest:file-entry manifest:full-path="ObjectReplacements/Object 248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19" manifest:media-type=""/>
  <manifest:file-entry manifest:full-path="ObjectReplacements/Object 28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5" manifest:media-type=""/>
  <manifest:file-entry manifest:full-path="ObjectReplacements/Object 20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109" manifest:media-type=""/>
  <manifest:file-entry manifest:full-path="ObjectReplacements/Object 36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99" manifest:media-type=""/>
  <manifest:file-entry manifest:full-path="ObjectReplacements/Object 206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8" manifest:media-type=""/>
  <manifest:file-entry manifest:full-path="ObjectReplacements/Object 5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08" manifest:media-type=""/>
  <manifest:file-entry manifest:full-path="ObjectReplacements/Object 27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120" manifest:media-type=""/>
  <manifest:file-entry manifest:full-path="ObjectReplacements/Object 20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110" manifest:media-type=""/>
  <manifest:file-entry manifest:full-path="ObjectReplacements/Object 94" manifest:media-type=""/>
  <manifest:file-entry manifest:full-path="ObjectReplacements/Object 167" manifest:media-type=""/>
  <manifest:file-entry manifest:full-path="ObjectReplacements/Object 6" manifest:media-type="application/x-openoffice-gdimetafile;windows_formatname=&quot;GDIMetaFile&quot;"/>
  <manifest:file-entry manifest:full-path="ObjectReplacements/Object 136" manifest:media-type=""/>
  <manifest:file-entry manifest:full-path="ObjectReplacements/Object 63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96" manifest:media-type=""/>
  <manifest:file-entry manifest:full-path="ObjectReplacements/Object 16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04" manifest:media-type=""/>
  <manifest:file-entry manifest:full-path="ObjectReplacements/Object 17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8" manifest:media-type=""/>
  <manifest:file-entry manifest:full-path="ObjectReplacements/Object 30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43" manifest:media-type="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64/content.xml" manifest:media-type="text/xml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244/content.xml" manifest:media-type="text/xml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58/Configurations2/" manifest:media-type="application/vnd.sun.xml.ui.configuration"/>
  <manifest:file-entry manifest:full-path="Object 258/settings.xml" manifest:media-type="text/xml"/>
  <manifest:file-entry manifest:full-path="Object 258/content.xml" manifest:media-type="text/xml"/>
  <manifest:file-entry manifest:full-path="Object 258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3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Thumbnails/thumbnail.png" manifest:media-type="image/png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settings.xml" manifest:media-type="text/xml"/>
  <manifest:file-entry manifest:full-path="Object 282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118/settings.xml" manifest:media-type="text/xml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272/Configurations2/" manifest:media-type="application/vnd.sun.xml.ui.configuration"/>
  <manifest:file-entry manifest:full-path="Object 272/content.xml" manifest:media-type="text/xml"/>
  <manifest:file-entry manifest:full-path="Object 272/settings.xml" manifest:media-type="text/xml"/>
  <manifest:file-entry manifest:full-path="Object 272/" manifest:version="1.3" manifest:media-type="application/vnd.oasis.opendocument.formula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216/settings.xml" manifest:media-type="text/xml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Pictures/10000001000000D300000093447DCEE0AE248A43.png" manifest:media-type="image/png"/>
  <manifest:file-entry manifest:full-path="Pictures/100000010000026C000003274645ABCEC7D94FC8.png" manifest:media-type="image/png"/>
  <manifest:file-entry manifest:full-path="Pictures/10000001000003300000048EE3E78D46B46E8064.png" manifest:media-type="image/png"/>
  <manifest:file-entry manifest:full-path="Pictures/10000001000002EF000004669F1A8499186643AA.png" manifest:media-type="image/png"/>
  <manifest:file-entry manifest:full-path="Pictures/10000001000003280000046B0F25E34C4F689FF2.png" manifest:media-type="image/png"/>
  <manifest:file-entry manifest:full-path="Pictures/100000010000031C0000046B9AD5D718D2C58336.png" manifest:media-type="image/png"/>
  <manifest:file-entry manifest:full-path="Pictures/10000001000002FE00000473420A7E4B433C833D.png" manifest:media-type="image/png"/>
  <manifest:file-entry manifest:full-path="Pictures/10000001000003400000048AF2F68E92A00D0075.png" manifest:media-type="image/png"/>
  <manifest:file-entry manifest:full-path="Pictures/10000001000003060000041B94A71C9B93337C64.png" manifest:media-type="image/png"/>
  <manifest:file-entry manifest:full-path="Pictures/10000001000003300000048EA714E75B59DCD5C5.png" manifest:media-type="image/png"/>
  <manifest:file-entry manifest:full-path="Pictures/100000010000032E000007282BE1AD12DD17F106.png" manifest:media-type="image/png"/>
  <manifest:file-entry manifest:full-path="Pictures/100000010000033100000470706D84B048A04A90.png" manifest:media-type="image/png"/>
  <manifest:file-entry manifest:full-path="Pictures/10000001000003280000046BA2C5DA0A117A897F.png" manifest:media-type="image/png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257/settings.xml" manifest:media-type="text/xml"/>
  <manifest:file-entry manifest:full-path="Object 257/content.xml" manifest:media-type="text/xml"/>
  <manifest:file-entry manifest:full-path="Object 257/Configurations2/" manifest:media-type="application/vnd.sun.xml.ui.configuration"/>
  <manifest:file-entry manifest:full-path="Object 257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55/content.xml" manifest:media-type="text/xml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218/content.xml" manifest:media-type="text/xml"/>
  <manifest:file-entry manifest:full-path="Object 218/settings.xml" manifest:media-type="text/xml"/>
  <manifest:file-entry manifest:full-path="Object 218/Configurations2/" manifest:media-type="application/vnd.sun.xml.ui.configuration"/>
  <manifest:file-entry manifest:full-path="Object 218/" manifest:version="1.3" manifest:media-type="application/vnd.oasis.opendocument.formula"/>
  <manifest:file-entry manifest:full-path="Object 242/settings.xml" manifest:media-type="text/xml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" manifest:version="1.3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" manifest:version="1.3" manifest:media-type="application/vnd.oasis.opendocument.formula"/>
  <manifest:file-entry manifest:full-path="Object 248/settings.xml" manifest:media-type="text/xml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Configurations2/" manifest:media-type="application/vnd.sun.xml.ui.configuration"/>
  <manifest:file-entry manifest:full-path="Object 174/" manifest:version="1.3" manifest:media-type="application/vnd.oasis.opendocument.formula"/>
  <manifest:file-entry manifest:full-path="Object 249/settings.xml" manifest:media-type="text/xml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237/content.xml" manifest:media-type="text/xml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130/settings.xml" manifest:media-type="text/xml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227/settings.xml" manifest:media-type="text/xml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" manifest:version="1.3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Configurations2/" manifest:media-type="application/vnd.sun.xml.ui.configuration"/>
  <manifest:file-entry manifest:full-path="Object 144/" manifest:version="1.3" manifest:media-type="application/vnd.oasis.opendocument.formula"/>
  <manifest:file-entry manifest:full-path="Object 238/content.xml" manifest:media-type="text/xml"/>
  <manifest:file-entry manifest:full-path="Object 238/settings.xml" manifest:media-type="text/xml"/>
  <manifest:file-entry manifest:full-path="Object 238/Configurations2/" manifest:media-type="application/vnd.sun.xml.ui.configuration"/>
  <manifest:file-entry manifest:full-path="Object 238/" manifest:version="1.3" manifest:media-type="application/vnd.oasis.opendocument.formula"/>
  <manifest:file-entry manifest:full-path="Object 235/content.xml" manifest:media-type="text/xml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226/settings.xml" manifest:media-type="text/xml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225/settings.xml" manifest:media-type="text/xml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236/settings.xml" manifest:media-type="text/xml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163/content.xml" manifest:media-type="text/xml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27/settings.xml" manifest:media-type="text/xml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228/settings.xml" manifest:media-type="text/xml"/>
  <manifest:file-entry manifest:full-path="Object 228/content.xml" manifest:media-type="text/xml"/>
  <manifest:file-entry manifest:full-path="Object 228/Configurations2/" manifest:media-type="application/vnd.sun.xml.ui.configuration"/>
  <manifest:file-entry manifest:full-path="Object 228/" manifest:version="1.3" manifest:media-type="application/vnd.oasis.opendocument.formula"/>
  <manifest:file-entry manifest:full-path="Object 221/content.xml" manifest:media-type="text/xml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" manifest:version="1.3" manifest:media-type="application/vnd.oasis.opendocument.formula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content.xml" manifest:media-type="text/xml"/>
  <manifest:file-entry manifest:full-path="Object 278/content.xml" manifest:media-type="text/xml"/>
  <manifest:file-entry manifest:full-path="Object 278/Configurations2/" manifest:media-type="application/vnd.sun.xml.ui.configuration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" manifest:version="1.3" manifest:media-type="application/vnd.oasis.opendocument.formula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settings.xml" manifest:media-type="text/xml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208/settings.xml" manifest:media-type="text/xml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276/settings.xml" manifest:media-type="text/xml"/>
  <manifest:file-entry manifest:full-path="Object 276/Configurations2/" manifest:media-type="application/vnd.sun.xml.ui.configuration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74/settings.xml" manifest:media-type="text/xml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Configurations2/" manifest:media-type="application/vnd.sun.xml.ui.configuration"/>
  <manifest:file-entry manifest:full-path="Object 210/" manifest:version="1.3" manifest:media-type="application/vnd.oasis.opendocument.formula"/>
  <manifest:file-entry manifest:full-path="styles.xml" manifest:media-type="text/xml"/>
  <manifest:file-entry manifest:full-path="Object 108/content.xml" manifest:media-type="text/xml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" manifest:version="1.3" manifest:media-type="application/vnd.oasis.opendocument.formula"/>
  <manifest:file-entry manifest:full-path="Object 273/settings.xml" manifest:media-type="text/xml"/>
  <manifest:file-entry manifest:full-path="Object 273/content.xml" manifest:media-type="text/xml"/>
  <manifest:file-entry manifest:full-path="Object 273/Configurations2/" manifest:media-type="application/vnd.sun.xml.ui.configuration"/>
  <manifest:file-entry manifest:full-path="Object 273/" manifest:version="1.3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3" manifest:media-type="application/vnd.oasis.opendocument.formula"/>
  <manifest:file-entry manifest:full-path="Object 277/content.xml" manifest:media-type="text/xml"/>
  <manifest:file-entry manifest:full-path="Object 277/Configurations2/" manifest:media-type="application/vnd.sun.xml.ui.configuration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313/settings.xml" manifest:media-type="text/xml"/>
  <manifest:file-entry manifest:full-path="Object 313/Configurations2/" manifest:media-type="application/vnd.sun.xml.ui.configuration"/>
  <manifest:file-entry manifest:full-path="Object 313/content.xml" manifest:media-type="text/xml"/>
  <manifest:file-entry manifest:full-path="Object 313/" manifest:version="1.3" manifest:media-type="application/vnd.oasis.opendocument.formula"/>
  <manifest:file-entry manifest:full-path="Object 312/content.xml" manifest:media-type="text/xml"/>
  <manifest:file-entry manifest:full-path="Object 312/settings.xml" manifest:media-type="text/xml"/>
  <manifest:file-entry manifest:full-path="Object 312/Configurations2/" manifest:media-type="application/vnd.sun.xml.ui.configuration"/>
  <manifest:file-entry manifest:full-path="Object 312/" manifest:version="1.3" manifest:media-type="application/vnd.oasis.opendocument.formula"/>
  <manifest:file-entry manifest:full-path="Object 302/content.xml" manifest:media-type="text/xml"/>
  <manifest:file-entry manifest:full-path="Object 302/Configurations2/" manifest:media-type="application/vnd.sun.xml.ui.configuration"/>
  <manifest:file-entry manifest:full-path="Object 302/settings.xml" manifest:media-type="text/xml"/>
  <manifest:file-entry manifest:full-path="Object 302/" manifest:version="1.3" manifest:media-type="application/vnd.oasis.opendocument.formula"/>
  <manifest:file-entry manifest:full-path="Object 310/content.xml" manifest:media-type="text/xml"/>
  <manifest:file-entry manifest:full-path="Object 310/Configurations2/" manifest:media-type="application/vnd.sun.xml.ui.configuration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286/Configurations2/" manifest:media-type="application/vnd.sun.xml.ui.configuration"/>
  <manifest:file-entry manifest:full-path="Object 286/settings.xml" manifest:media-type="text/xml"/>
  <manifest:file-entry manifest:full-path="Object 286/content.xml" manifest:media-type="text/xml"/>
  <manifest:file-entry manifest:full-path="Object 286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3" manifest:media-type="application/vnd.oasis.opendocument.formula"/>
  <manifest:file-entry manifest:full-path="Object 268/settings.xml" manifest:media-type="text/xml"/>
  <manifest:file-entry manifest:full-path="Object 268/content.xml" manifest:media-type="text/xml"/>
  <manifest:file-entry manifest:full-path="Object 268/Configurations2/" manifest:media-type="application/vnd.sun.xml.ui.configuration"/>
  <manifest:file-entry manifest:full-path="Object 268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" manifest:version="1.3" manifest:media-type="application/vnd.oasis.opendocument.formula"/>
  <manifest:file-entry manifest:full-path="Object 304/content.xml" manifest:media-type="text/xml"/>
  <manifest:file-entry manifest:full-path="Object 304/Configurations2/" manifest:media-type="application/vnd.sun.xml.ui.configuration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269/settings.xml" manifest:media-type="text/xml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267/content.xml" manifest:media-type="text/xml"/>
  <manifest:file-entry manifest:full-path="Object 267/Configurations2/" manifest:media-type="application/vnd.sun.xml.ui.configuration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203/content.xml" manifest:media-type="text/xml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66/settings.xml" manifest:media-type="text/xml"/>
  <manifest:file-entry manifest:full-path="Object 266/content.xml" manifest:media-type="text/xml"/>
  <manifest:file-entry manifest:full-path="Object 266/Configurations2/" manifest:media-type="application/vnd.sun.xml.ui.configuration"/>
  <manifest:file-entry manifest:full-path="Object 266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3" manifest:media-type="application/vnd.oasis.opendocument.formula"/>
  <manifest:file-entry manifest:full-path="Object 264/content.xml" manifest:media-type="text/xml"/>
  <manifest:file-entry manifest:full-path="Object 264/settings.xml" manifest:media-type="text/xml"/>
  <manifest:file-entry manifest:full-path="Object 264/Configurations2/" manifest:media-type="application/vnd.sun.xml.ui.configuration"/>
  <manifest:file-entry manifest:full-path="Object 264/" manifest:version="1.3" manifest:media-type="application/vnd.oasis.opendocument.formula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02/content.xml" manifest:media-type="text/xml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Configurations2/" manifest:media-type="application/vnd.sun.xml.ui.configuration"/>
  <manifest:file-entry manifest:full-path="Object 139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168/content.xml" manifest:media-type="text/xml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38/content.xml" manifest:media-type="text/xml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34/content.xml" manifest:media-type="text/xml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Configurations2/" manifest:media-type="application/vnd.sun.xml.ui.configuration"/>
  <manifest:file-entry manifest:full-path="Object 188/" manifest:version="1.3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" manifest:version="1.3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content.xml" manifest:media-type="text/xml"/>
  <manifest:file-entry manifest:full-path="Object 270/settings.xml" manifest:media-type="text/xml"/>
  <manifest:file-entry manifest:full-path="Object 270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305/settings.xml" manifest:media-type="text/xml"/>
  <manifest:file-entry manifest:full-path="Object 305/Configurations2/" manifest:media-type="application/vnd.sun.xml.ui.configuration"/>
  <manifest:file-entry manifest:full-path="Object 305/content.xml" manifest:media-type="text/xml"/>
  <manifest:file-entry manifest:full-path="Object 305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306/Configurations2/" manifest:media-type="application/vnd.sun.xml.ui.configuration"/>
  <manifest:file-entry manifest:full-path="Object 306/settings.xml" manifest:media-type="text/xml"/>
  <manifest:file-entry manifest:full-path="Object 306/content.xml" manifest:media-type="text/xml"/>
  <manifest:file-entry manifest:full-path="Object 306/" manifest:version="1.3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Configurations2/" manifest:media-type="application/vnd.sun.xml.ui.configuration"/>
  <manifest:file-entry manifest:full-path="Object 209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07/Configurations2/" manifest:media-type="application/vnd.sun.xml.ui.configuration"/>
  <manifest:file-entry manifest:full-path="Object 307/content.xml" manifest:media-type="text/xml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settings.xml" manifest:media-type="text/xml"/>
  <manifest:file-entry manifest:full-path="Object 308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309/settings.xml" manifest:media-type="text/xml"/>
  <manifest:file-entry manifest:full-path="Object 309/content.xml" manifest:media-type="text/xml"/>
  <manifest:file-entry manifest:full-path="Object 309/Configurations2/" manifest:media-type="application/vnd.sun.xml.ui.configuration"/>
  <manifest:file-entry manifest:full-path="Object 309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8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3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4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1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35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95cm"/>
      <style:paragraph-properties style:writing-mode="lr-tb"/>
    </style:style>
    <style:style style:name="gr62" style:family="graphic" style:parent-style-name="objectwithoutfill">
      <style:graphic-properties draw:marker-end="Arrowheads_20_6" draw:marker-end-width="0.3cm" draw:fill="none" draw:textarea-vertical-align="middle"/>
    </style:style>
    <style:style style:name="gr63" style:family="graphic" style:parent-style-name="objectwithoutfill">
      <style:graphic-properties draw:stroke="dash" draw:stroke-dash="Dot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234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/>
      <style:paragraph-properties style:writing-mode="lr-tb"/>
    </style:style>
    <style:style style:name="gr69" style:family="graphic" style:parent-style-name="objectwithoutfill">
      <style:graphic-properties draw:marker-end="Arrowheads_20_7" draw:marker-end-width="0.3cm" draw:fill="none" draw:textarea-vertical-align="middle"/>
    </style:style>
    <style:style style:name="gr70" style:family="graphic" style:parent-style-name="objectwithoutfill">
      <style:graphic-properties draw:marker-end="Arrowheads_20_8" draw:marker-end-width="0.3cm" draw:fill="none" draw:textarea-vertical-align="middle"/>
    </style:style>
    <style:style style:name="gr71" style:family="graphic" style:parent-style-name="objectwithoutfill">
      <style:graphic-properties draw:marker-end="Arrowheads_20_9" draw:marker-end-width="0.3cm" draw:fill="none" draw:textarea-vertical-align="middle"/>
    </style:style>
    <style:style style:name="gr72" style:family="graphic" style:parent-style-name="objectwithoutfill">
      <style:graphic-properties draw:marker-end="Arrowheads_20_10" draw:marker-end-width="0.3cm" draw:fill="none" draw:textarea-vertical-align="middle"/>
    </style:style>
    <style:style style:name="gr73" style:family="graphic" style:parent-style-name="objectwithoutfill">
      <style:graphic-properties draw:marker-end="Arrowheads_20_11" draw:marker-end-width="0.3cm" draw:fill="none" draw:textarea-vertical-align="middle"/>
    </style:style>
    <style:style style:name="gr74" style:family="graphic" style:parent-style-name="objectwithoutfill">
      <style:graphic-properties draw:marker-end="Arrowheads_20_12" draw:marker-end-width="0.3cm" draw:fill="none" draw:textarea-vertical-align="middle"/>
    </style:style>
    <style:style style:name="gr75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/>
    </style:style>
    <style:style style:name="gr76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/>
      <style:paragraph-properties style:writing-mode="lr-tb"/>
    </style:style>
    <style:style style:name="gr78" style:family="graphic" style:parent-style-name="objectwithoutfill">
      <style:graphic-properties draw:marker-end="Arrowheads_20_13" draw:marker-end-width="0.3cm" draw:fill="none" draw:textarea-vertical-align="middle"/>
    </style:style>
    <style:style style:name="gr79" style:family="graphic" style:parent-style-name="objectwithoutfill">
      <style:graphic-properties draw:marker-end="Arrowheads_20_14" draw:marker-end-width="0.3cm" draw:fill="none" draw:textarea-vertical-align="middl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/>
      <style:paragraph-properties style:writing-mode="lr-tb"/>
    </style:style>
    <style:style style:name="gr81" style:family="graphic" style:parent-style-name="standard">
      <style:graphic-properties draw:stroke="none" draw:fill="none" fo:min-height="0.32cm"/>
      <style:paragraph-properties style:writing-mode="lr-tb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4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8cm"/>
      <style:paragraph-properties style:writing-mode="lr-tb"/>
    </style:style>
    <style:style style:name="gr85" style:family="graphic" style:parent-style-name="objectwithoutfill">
      <style:graphic-properties draw:marker-end="Arrowheads_20_1" draw:marker-end-width="0.3cm" draw:fill="none" draw:textarea-vertical-align="middle"/>
    </style:style>
    <style:style style:name="gr86" style:family="graphic" style:parent-style-name="objectwithoutfill">
      <style:graphic-properties draw:marker-end="Arrowheads_20_2" draw:marker-end-width="0.3cm" draw:fill="none" draw:textarea-vertical-align="middl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92" style:family="graphic" style:parent-style-name="objectwithoutfill">
      <style:graphic-properties draw:stroke="dash" draw:stroke-dash="Long_20_Dot" draw:fill="none" draw:textarea-vertical-align="middle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98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99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  <style:text-properties fo:font-weight="bold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3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7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18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0" style:family="paragraph">
      <style:paragraph-properties fo:text-align="center" style:writing-mode="lr-tb"/>
      <style:text-properties fo:font-size="15pt" style:font-size-asian="15pt" style:font-size-complex="15pt"/>
    </style:style>
    <style:style style:name="P21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2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24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2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6" style:family="paragraph">
      <style:paragraph-properties fo:text-align="center" style:writing-mode="lr-tb"/>
      <style:text-properties fo:font-size="16pt" style:font-size-asian="16pt" style:font-size-complex="16pt"/>
    </style:style>
    <style:style style:name="P27" style:family="paragraph">
      <loext:graphic-properties draw:fill="solid" draw:fill-color="#729fcf"/>
      <style:paragraph-properties fo:text-align="center"/>
    </style:style>
    <style:style style:name="P28" style:family="paragraph">
      <loext:graphic-properties draw:fill="none"/>
      <style:paragraph-properties style:writing-mode="lr-tb"/>
    </style:style>
    <style:style style:name="P2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1pt" fo:font-weight="bold" style:font-size-asian="11pt" style:font-size-complex="11pt"/>
    </style:style>
    <style:style style:name="T10" style:family="text">
      <style:text-properties fo:font-size="12pt" fo:font-weight="bold" style:font-size-asian="12pt" style:font-size-complex="12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10.5pt" fo:font-weight="normal" style:font-size-asian="10.5pt" style:font-size-complex="10.5pt"/>
    </style:style>
    <style:style style:name="T16" style:family="text">
      <style:text-properties fo:font-size="13pt" fo:font-weight="bold" style:font-size-asian="13pt" style:font-size-complex="13pt"/>
    </style:style>
    <style:style style:name="T17" style:family="text">
      <style:text-properties fo:font-size="4.90000009536743pt" style:font-size-asian="4.90000009536743pt" style:font-size-complex="4.90000009536743pt"/>
    </style:style>
    <style:style style:name="T1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  <draw:path draw:style-name="gr3" draw:text-style-name="P2" draw:layer="layout" svg:width="3cm" svg:height="2.999cm" svg:x="4.25cm" svg:y="20cm" svg:viewBox="0 0 3001 3000" svg:d="M3001 0c-3212 0-2998 3000-2998 3000">
          <text:p/>
        </draw:path>
        <draw:path draw:style-name="gr3" draw:text-style-name="P2" draw:layer="layout" svg:width="2.5cm" svg:height="2.499cm" draw:transform="rotate (-3.14159265358979) translate (6.25132856958001cm 16cm)" svg:viewBox="0 0 2501 2500" svg:d="M2501 0c-2677 0-2499 2500-2499 2500">
          <text:p/>
        </draw:path>
        <draw:path draw:style-name="gr3" draw:text-style-name="P2" draw:layer="layout" svg:width="2.248cm" svg:height="2.649cm" draw:transform="rotate (-3.14159265358979) translate (14cm 16.4cm)" svg:viewBox="0 0 2249 2650" svg:d="M0 0c2408 0 2247 2650 2247 2650">
          <text:p/>
        </draw:path>
        <draw:path draw:style-name="gr3" draw:text-style-name="P2" draw:layer="layout" svg:width="2.248cm" svg:height="2.649cm" draw:transform="rotate (-3.14159265358979) translate (14.001cm 22.4cm)" svg:viewBox="0 0 2249 2650" svg:d="M0 0c2408 0 2247 2650 2247 2650">
          <text:p/>
        </draw:path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7" draw:text-style-name="P5" draw:layer="layout" svg:width="5.75cm" svg:height="4.75cm" svg:x="8.4cm" svg:y="3.3cm">
          <text:p text:style-name="P5">c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8" draw:text-style-name="P2" draw:layer="layout" svg:x1="1.35cm" svg:y1="6cm" svg:x2="3.4cm" svg:y2="6cm">
          <text:p/>
        </draw:line>
        <draw:line draw:style-name="gr8" draw:text-style-name="P2" draw:layer="layout" svg:x1="7.05cm" svg:y1="5.3cm" svg:x2="8.45cm" svg:y2="5.3cm">
          <text:p/>
        </draw:line>
        <draw:line draw:style-name="gr8" draw:text-style-name="P2" draw:layer="layout" svg:x1="7.05cm" svg:y1="6.1cm" svg:x2="8.45cm" svg:y2="6.1cm">
          <text:p/>
        </draw:line>
        <draw:line draw:style-name="gr8" draw:text-style-name="P2" draw:layer="layout" svg:x1="7.05cm" svg:y1="6.8cm" svg:x2="8.45cm" svg:y2="6.8cm">
          <text:p/>
        </draw:line>
        <draw:line draw:style-name="gr8" draw:text-style-name="P2" draw:layer="layout" svg:x1="7.05cm" svg:y1="11.1cm" svg:x2="8.45cm" svg:y2="11.1cm">
          <text:p/>
        </draw:line>
        <draw:line draw:style-name="gr8" draw:text-style-name="P2" draw:layer="layout" svg:x1="7.05cm" svg:y1="11.8cm" svg:x2="8.45cm" svg:y2="11.8cm">
          <text:p/>
        </draw:line>
        <draw:line draw:style-name="gr8" draw:text-style-name="P2" draw:layer="layout" svg:x1="7.05cm" svg:y1="12.5cm" svg:x2="8.45cm" svg:y2="12.5cm">
          <text:p/>
        </draw:line>
        <draw:line draw:style-name="gr8" draw:text-style-name="P2" draw:layer="layout" svg:x1="6.95cm" svg:y1="18.3cm" svg:x2="8.35cm" svg:y2="18.3cm">
          <text:p/>
        </draw:line>
        <draw:line draw:style-name="gr8" draw:text-style-name="P2" draw:layer="layout" svg:x1="6.95cm" svg:y1="19cm" svg:x2="8.35cm" svg:y2="19cm">
          <text:p/>
        </draw:line>
        <draw:line draw:style-name="gr8" draw:text-style-name="P2" draw:layer="layout" svg:x1="6.95cm" svg:y1="19.6cm" svg:x2="8.35cm" svg:y2="19.6cm">
          <text:p/>
        </draw:line>
        <draw:line draw:style-name="gr8" draw:text-style-name="P2" draw:layer="layout" svg:x1="14.25cm" svg:y1="5.9cm" svg:x2="15.65cm" svg:y2="5.9cm">
          <text:p/>
        </draw:line>
        <draw:line draw:style-name="gr8" draw:text-style-name="P2" draw:layer="layout" svg:x1="14.25cm" svg:y1="11.9cm" svg:x2="15.65cm" svg:y2="11.9cm">
          <text:p/>
        </draw:line>
        <draw:line draw:style-name="gr8" draw:text-style-name="P2" draw:layer="layout" svg:x1="14.25cm" svg:y1="18.8cm" svg:x2="15.65cm" svg:y2="18.8cm">
          <text:p/>
        </draw:line>
        <draw:frame draw:style-name="gr9" draw:text-style-name="P6" draw:layer="layout" svg:width="3.752cm" svg:height="1.949cm" svg:x="3.45cm" svg:y="5.05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9" draw:text-style-name="P6" draw:layer="layout" svg:width="3.752cm" svg:height="1.949cm" svg:x="3.451cm" svg:y="10.751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9" draw:text-style-name="P6" draw:layer="layout" svg:width="3.752cm" svg:height="1.949cm" svg:x="3.452cm" svg:y="17.952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line draw:style-name="gr8" draw:text-style-name="P2" draw:layer="layout" svg:x1="1.45cm" svg:y1="11.7cm" svg:x2="3.5cm" svg:y2="11.7cm">
          <text:p/>
        </draw:line>
        <draw:line draw:style-name="gr8" draw:text-style-name="P2" draw:layer="layout" svg:x1="1.35cm" svg:y1="19cm" svg:x2="3.5cm" svg:y2="18.9cm">
          <text:p/>
        </draw:line>
        <draw:frame draw:style-name="gr10" draw:text-style-name="P6" draw:layer="layout" svg:width="2.128cm" svg:height="0.806cm" svg:x="15.8cm" svg:y="18.4cm">
          <draw:text-box>
            <text:p><text:span text:style-name="T2">Gode 1</text:span></text:p>
          </draw:text-box>
        </draw:frame>
        <draw:frame draw:style-name="gr11" draw:text-style-name="P6" draw:layer="layout" svg:width="2.987cm" svg:height="0.806cm" svg:x="15.701cm" svg:y="11.5cm">
          <draw:text-box>
            <text:p><text:span text:style-name="T2">Alternativ 1</text:span></text:p>
          </draw:text-box>
        </draw:frame>
        <draw:frame draw:style-name="gr11" draw:text-style-name="P6" draw:layer="layout" svg:width="2.987cm" svg:height="0.806cm" svg:x="15.702cm" svg:y="5.5cm">
          <draw:text-box>
            <text:p><text:span text:style-name="T2">Alternativ 2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7" draw:text-style-name="P5" draw:layer="layout" svg:width="5.75cm" svg:height="4.75cm" svg:x="1.6cm" svg:y="4cm">
          <text:p text:style-name="P5">Konsument-</text:p>
          <text:p text:style-name="P5">teori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13.25cm" svg:y="4cm">
          <text:p text:style-name="P5">Produksjons-</text:p>
          <text:p text:style-name="P5">teori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8.668cm" svg:height="0.962cm" svg:x="6.05cm" svg:y="1cm">
          <draw:text-box>
            <text:p><text:span text:style-name="T3">Mikroøkonomi oppbygging</text:span></text:p>
          </draw:text-box>
        </draw:frame>
        <draw:line draw:style-name="gr13" draw:text-style-name="P2" draw:layer="layout" svg:x1="7.25cm" svg:y1="16.35cm" svg:x2="13.2cm" svg:y2="16.45cm">
          <text:p/>
        </draw:line>
        <draw:line draw:style-name="gr13" draw:text-style-name="P2" draw:layer="layout" svg:x1="7.25cm" svg:y1="16.3cm" svg:x2="7.2cm" svg:y2="10.95cm">
          <text:p/>
        </draw:line>
        <draw:line draw:style-name="gr13" draw:text-style-name="P2" draw:layer="layout" svg:x1="7.176cm" svg:y1="23.423cm" svg:x2="13.126cm" svg:y2="23.523cm">
          <text:p/>
        </draw:line>
        <draw:line draw:style-name="gr13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4" draw:text-style-name="P8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5" draw:text-style-name="P8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6" draw:text-style-name="P6" draw:layer="layout" svg:width="6.978cm" svg:height="4.292cm" svg:x="13.6cm" svg:y="10.5cm">
          <draw:text-box>
            <text:p><text:span text:style-name="T2">Markedsformer:</text:span></text:p>
            <text:list text:style-name="L1">
              <text:list-item>
                <text:p><text:span text:style-name="T2">Fullkommen konkurranse</text:span></text:p>
              </text:list-item>
              <text:list-item>
                <text:p><text:span text:style-name="T2">Monopol</text:span></text:p>
              </text:list-item>
              <text:list-item>
                <text:p><text:span text:style-name="T2">Monopolistisk konkurranse</text:span></text:p>
              </text:list-item>
              <text:list-item>
                <text:p><text:span text:style-name="T2">Kartell, duopol, oligopol</text:span></text:p>
              </text:list-item>
              <text:list-item>
                <text:p><text:span text:style-name="T2">Prisdiskriminering</text:span></text:p>
                <text:p/>
              </text:list-item>
            </text:list>
          </draw:text-box>
        </draw:frame>
        <draw:frame draw:style-name="gr4" draw:text-style-name="P9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7" draw:text-style-name="P10" draw:layer="layout" svg:width="5.578cm" svg:height="0.963cm" svg:x="9.75cm" svg:y="19.5cm">
          <draw:text-box>
            <text:p><text:span text:style-name="T4">Produksjonsmulighetskurven (PMK)</text:span></text:p>
          </draw:text-box>
        </draw:frame>
        <draw:frame draw:style-name="gr18" draw:text-style-name="P8" draw:layer="layout" svg:width="2.297cm" svg:height="0.962cm" svg:x="1.35cm" svg:y="3.05cm">
          <draw:text-box>
            <text:p>Behov</text:p>
          </draw:text-box>
        </draw:frame>
        <draw:frame draw:style-name="gr19" draw:text-style-name="P8" draw:layer="layout" svg:width="3.389cm" svg:height="0.962cm" svg:x="12.95cm" svg:y="3.1cm">
          <draw:text-box>
            <text:p>Ressurser</text:p>
          </draw:text-box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line draw:style-name="gr13" draw:text-style-name="P2" draw:layer="layout" svg:x1="1.951cm" svg:y1="6.103cm" svg:x2="4.951cm" svg:y2="6.053cm">
          <text:p/>
        </draw:line>
        <draw:line draw:style-name="gr13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3" draw:text-style-name="P2" draw:layer="layout" svg:x1="6.152cm" svg:y1="6.104cm" svg:x2="9.152cm" svg:y2="6.054cm">
          <text:p/>
        </draw:line>
        <draw:line draw:style-name="gr13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3" draw:text-style-name="P2" draw:layer="layout" svg:x1="16.953cm" svg:y1="6.105cm" svg:x2="19.953cm" svg:y2="6.055cm">
          <text:p/>
        </draw:line>
        <draw:line draw:style-name="gr13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3" draw:text-style-name="P2" draw:layer="layout" svg:x1="12.854cm" svg:y1="6.106cm" svg:x2="15.854cm" svg:y2="6.056cm">
          <text:p/>
        </draw:line>
        <draw:line draw:style-name="gr13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13" draw:text-style-name="P2" draw:layer="layout" svg:x1="8.352cm" svg:y1="10.804cm" svg:x2="11.352cm" svg:y2="10.754cm">
          <text:p/>
        </draw:line>
        <draw:line draw:style-name="gr13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8.353cm" svg:y1="15.805cm" svg:x2="11.353cm" svg:y2="15.755cm">
          <text:p/>
        </draw:line>
        <draw:line draw:style-name="gr13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20" draw:text-style-name="P10" draw:layer="layout" svg:width="2.471cm" svg:height="0.607cm" svg:x="1.6cm" svg:y="1.65cm">
          <draw:text-box>
            <text:p><text:span text:style-name="T4">Konsument 1</text:span></text:p>
          </draw:text-box>
        </draw:frame>
        <draw:frame draw:style-name="gr20" draw:text-style-name="P10" draw:layer="layout" svg:width="2.471cm" svg:height="0.607cm" svg:x="5.901cm" svg:y="1.651cm">
          <draw:text-box>
            <text:p><text:span text:style-name="T4">Konsument N</text:span></text:p>
          </draw:text-box>
        </draw:frame>
        <draw:frame draw:style-name="gr20" draw:text-style-name="P10" draw:layer="layout" svg:width="2.471cm" svg:height="0.607cm" svg:x="12.601cm" svg:y="1.651cm">
          <draw:text-box>
            <text:p><text:span text:style-name="T4">Produsent 1</text:span></text:p>
          </draw:text-box>
        </draw:frame>
        <draw:frame draw:style-name="gr20" draw:text-style-name="P10" draw:layer="layout" svg:width="2.471cm" svg:height="0.607cm" svg:x="16.602cm" svg:y="1.652cm">
          <draw:text-box>
            <text:p><text:span text:style-name="T4">Produsent N</text:span></text:p>
          </draw:text-box>
        </draw:frame>
        <draw:frame draw:style-name="gr21" draw:text-style-name="P11" draw:layer="layout" svg:width="1.471cm" svg:height="0.683cm" svg:x="2.35cm" svg:y="21.25cm">
          <draw:text-box>
            <text:p><text:span text:style-name="T5">Avgift</text:span></text:p>
          </draw:text-box>
        </draw:frame>
        <draw:frame draw:style-name="gr22" draw:text-style-name="P11" draw:layer="layout" svg:width="2.771cm" svg:height="0.683cm" svg:x="7.951cm" svg:y="21.451cm">
          <draw:text-box>
            <text:p><text:span text:style-name="T5">Maksimalpris</text:span></text:p>
          </draw:text-box>
        </draw:frame>
        <draw:frame draw:style-name="gr23" draw:text-style-name="P11" draw:layer="layout" svg:width="2.276cm" svg:height="0.683cm" svg:x="15.052cm" svg:y="21.452cm">
          <draw:text-box>
            <text:p><text:span text:style-name="T5">Minstepris</text:span></text:p>
          </draw:text-box>
        </draw:frame>
        <draw:frame draw:style-name="gr24" draw:text-style-name="P12" draw:layer="layout" svg:width="3.685cm" svg:height="0.569cm" svg:x="7.9cm" svg:y="6.4cm">
          <draw:text-box>
            <text:p><text:span text:style-name="T6">Fullkommen konkurranse</text:span></text:p>
          </draw:text-box>
        </draw:frame>
        <draw:frame draw:style-name="gr25" draw:text-style-name="P13" draw:layer="layout" svg:width="6.615cm" svg:height="0.662cm" svg:x="7.85cm" svg:y="11.3cm">
          <draw:text-box>
            <text:p><text:span text:style-name="T7">Skiftanalyse (slak etterspørselskurve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5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26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24" draw:text-style-name="P12" draw:layer="layout" svg:width="3.685cm" svg:height="0.569cm" svg:x="1.6cm" svg:y="21.801cm">
          <draw:text-box>
            <text:p><text:span text:style-name="T6">Fullkommen konkurranse</text:span></text:p>
          </draw:text-box>
        </draw:frame>
        <draw:line draw:style-name="gr13" draw:text-style-name="P2" draw:layer="layout" svg:x1="2.052cm" svg:y1="26.205cm" svg:x2="5.052cm" svg:y2="26.155cm">
          <text:p/>
        </draw:line>
        <draw:line draw:style-name="gr13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3" draw:text-style-name="P2" draw:layer="layout" svg:x1="15.652cm" svg:y1="26.105cm" svg:x2="18.652cm" svg:y2="26.055cm">
          <text:p/>
        </draw:line>
        <draw:line draw:style-name="gr13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27" draw:text-style-name="P2" draw:layer="layout" svg:x1="2.35cm" svg:y1="4.05cm" svg:x2="2.35cm" svg:y2="4.8cm">
          <text:p/>
        </draw:line>
        <draw:line draw:style-name="gr27" draw:text-style-name="P2" draw:layer="layout" svg:x1="2.85cm" svg:y1="5.4cm" svg:x2="3.6cm" svg:y2="5.4cm">
          <text:p/>
        </draw:line>
        <draw:line draw:style-name="gr27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27" draw:text-style-name="P2" draw:layer="layout" svg:x1="13.45cm" svg:y1="4.551cm" svg:x2="13.45cm" svg:y2="3.801cm">
          <text:p/>
        </draw:line>
        <draw:line draw:style-name="gr27" draw:text-style-name="P2" draw:layer="layout" svg:x1="13.75cm" svg:y1="5.1cm" svg:x2="14.5cm" svg:y2="5.1cm">
          <text:p/>
        </draw:line>
        <draw:line draw:style-name="gr27" draw:text-style-name="P2" draw:layer="layout" svg:x1="7.15cm" svg:y1="5.4cm" svg:x2="7.9cm" svg:y2="5.4cm">
          <text:p/>
        </draw:line>
        <draw:line draw:style-name="gr27" draw:text-style-name="P2" draw:layer="layout" svg:x1="17.55cm" svg:y1="4.552cm" svg:x2="17.55cm" svg:y2="3.802cm">
          <text:p/>
        </draw:line>
        <draw:line draw:style-name="gr27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3" draw:text-style-name="P2" draw:layer="layout" svg:x1="8.253cm" svg:y1="26.205cm" svg:x2="11.253cm" svg:y2="26.155cm">
          <text:p/>
        </draw:line>
        <draw:line draw:style-name="gr13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28" draw:text-style-name="P14" draw:layer="layout" svg:width="1.709cm" svg:height="0.727cm" svg:x="8.75cm" svg:y="7.7cm">
          <draw:text-box>
            <text:p><text:span text:style-name="T8">Overskudds-</text:span></text:p>
            <text:p><text:span text:style-name="T8">tilbud</text:span></text:p>
          </draw:text-box>
        </draw:frame>
        <draw:frame draw:style-name="gr28" draw:text-style-name="P15" draw:layer="layout" svg:width="1.709cm" svg:height="0.727cm" svg:x="8.851cm" svg:y="9.9cm">
          <draw:text-box>
            <text:p><text:span text:style-name="T8">Overskudds-</text:span></text:p>
            <text:p><text:span text:style-name="T8">etterspørse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13" draw:text-style-name="P2" draw:layer="layout" svg:x1="8.354cm" svg:y1="20.806cm" svg:x2="11.354cm" svg:y2="20.756cm">
          <text:p/>
        </draw:line>
        <draw:line draw:style-name="gr13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29" draw:text-style-name="P13" draw:layer="layout" svg:width="6.691cm" svg:height="0.662cm" svg:x="7.851cm" svg:y="16.301cm">
          <draw:text-box>
            <text:p><text:span text:style-name="T7">Skiftanalyse (bratt etterspørselskurve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5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27" draw:text-style-name="P2" draw:layer="layout" svg:x1="8.45cm" svg:y1="13.45cm" svg:x2="8.45cm" svg:y2="14.2cm">
          <text:p/>
        </draw:line>
        <draw:line draw:style-name="gr27" draw:text-style-name="P2" draw:layer="layout" svg:x1="8.45cm" svg:y1="18.75cm" svg:x2="8.45cm" svg:y2="19.5cm">
          <text:p/>
        </draw:line>
        <draw:line draw:style-name="gr27" draw:text-style-name="P2" draw:layer="layout" svg:x1="9.55cm" svg:y1="14.8cm" svg:x2="10.3cm" svg:y2="14.8cm">
          <text:p/>
        </draw:line>
        <draw:line draw:style-name="gr27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4" draw:text-style-name="P3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7" draw:text-style-name="P5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5.95cm" svg:y1="4.4cm" svg:x2="7.35cm" svg:y2="4.4cm">
          <text:p/>
        </draw:line>
        <draw:line draw:style-name="gr8" draw:text-style-name="P2" draw:layer="layout" svg:x1="5.95cm" svg:y1="5cm" svg:x2="7.35cm" svg:y2="5cm">
          <text:p/>
        </draw:line>
        <draw:line draw:style-name="gr8" draw:text-style-name="P2" draw:layer="layout" svg:x1="13.25cm" svg:y1="4.7cm" svg:x2="14.65cm" svg:y2="4.7cm">
          <text:p/>
        </draw:line>
        <draw:frame draw:style-name="gr9" draw:text-style-name="P6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N</text:span></text:p>
              </text:list-item>
              <text:list-item>
                <text:p><text:span text:style-name="T2">K</text:span></text:p>
              </text:list-item>
            </text:list>
          </draw:text-box>
        </draw:frame>
        <draw:frame draw:style-name="gr10" draw:text-style-name="P6" draw:layer="layout" svg:width="2.128cm" svg:height="0.806cm" svg:x="14.8cm" svg:y="4.3cm">
          <draw:text-box>
            <text:p><text:span text:style-name="T2">x</text:span></text:p>
          </draw:text-box>
        </draw:frame>
        <draw:frame draw:style-name="gr30" draw:text-style-name="P6" draw:layer="layout" svg:width="2.598cm" svg:height="0.806cm" svg:x="9.7cm" svg:y="4.15cm">
          <draw:text-box>
            <text:p><text:span text:style-name="T2">Teknologi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13" draw:text-style-name="P2" draw:layer="layout" svg:x1="12cm" svg:y1="14.75cm" svg:x2="16.85cm" svg:y2="14.8cm">
          <text:p/>
        </draw:line>
        <draw:line draw:style-name="gr13" draw:text-style-name="P2" draw:layer="layout" svg:x1="12.006cm" svg:y1="14.754cm" svg:x2="12cm" svg:y2="11.05cm">
          <text:p/>
        </draw:line>
        <draw:frame draw:style-name="gr4" draw:text-style-name="P3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3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1" draw:text-style-name="P16" draw:layer="layout" svg:width="9.13cm" svg:height="1.547cm" svg:x="1cm" svg:y="1.338cm">
          <draw:text-box>
            <text:p><text:span text:style-name="T9">Produktfunksjonen på kort sikt</text:span></text:p>
            <text:p><text:span text:style-name="T9">- arbeidskraft</text:span></text:p>
            <text:p><text:span text:style-name="T9"/></text:p>
          </draw:text-box>
        </draw:frame>
        <draw:frame draw:style-name="gr32" draw:text-style-name="P17" draw:layer="layout" svg:width="9.05cm" svg:height="1.012cm" svg:x="1.2cm" svg:y="9cm">
          <draw:text-box>
            <text:p><text:span text:style-name="T10">Tekniske substitusjonsmuligher</text:span></text:p>
          </draw:text-box>
        </draw:frame>
        <draw:frame draw:style-name="gr33" draw:text-style-name="P16" draw:layer="layout" svg:width="5.35cm" svg:height="0.962cm" svg:x="11.75cm" svg:y="9.138cm">
          <draw:text-box>
            <text:p><text:span text:style-name="T9">Skalaegenskape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3" draw:text-style-name="P2" draw:layer="layout" svg:x1="12.001cm" svg:y1="20.55cm" svg:x2="16.851cm" svg:y2="20.6cm">
          <text:p/>
        </draw:line>
        <draw:line draw:style-name="gr13" draw:text-style-name="P2" draw:layer="layout" svg:x1="12.007cm" svg:y1="20.554cm" svg:x2="12.001cm" svg:y2="16.85cm">
          <text:p/>
        </draw:line>
        <draw:frame draw:style-name="gr4" draw:text-style-name="P3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3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3" draw:text-style-name="P2" draw:layer="layout" svg:x1="12.001cm" svg:y1="25.65cm" svg:x2="16.851cm" svg:y2="25.7cm">
          <text:p/>
        </draw:line>
        <draw:line draw:style-name="gr13" draw:text-style-name="P2" draw:layer="layout" svg:x1="12.007cm" svg:y1="25.654cm" svg:x2="12.001cm" svg:y2="21.95cm">
          <text:p/>
        </draw:line>
        <draw:frame draw:style-name="gr4" draw:text-style-name="P3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" draw:text-style-name="P3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3" draw:text-style-name="P2" draw:layer="layout" svg:x1="1.3cm" svg:y1="14.45cm" svg:x2="6.15cm" svg:y2="14.5cm">
          <text:p/>
        </draw:line>
        <draw:line draw:style-name="gr13" draw:text-style-name="P2" draw:layer="layout" svg:x1="1.306cm" svg:y1="14.454cm" svg:x2="1.3cm" svg:y2="10.75cm">
          <text:p/>
        </draw:line>
        <draw:frame draw:style-name="gr4" draw:text-style-name="P3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3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2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3" draw:text-style-name="P2" draw:layer="layout" svg:x1="1.301cm" svg:y1="20.55cm" svg:x2="6.151cm" svg:y2="20.6cm">
          <text:p/>
        </draw:line>
        <draw:line draw:style-name="gr13" draw:text-style-name="P2" draw:layer="layout" svg:x1="1.307cm" svg:y1="20.554cm" svg:x2="1.301cm" svg:y2="16.85cm">
          <text:p/>
        </draw:line>
        <draw:frame draw:style-name="gr4" draw:text-style-name="P3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3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3" draw:text-style-name="P2" draw:layer="layout" svg:x1="1.301cm" svg:y1="25.25cm" svg:x2="6.151cm" svg:y2="25.3cm">
          <text:p/>
        </draw:line>
        <draw:line draw:style-name="gr13" draw:text-style-name="P2" draw:layer="layout" svg:x1="1.307cm" svg:y1="25.254cm" svg:x2="1.301cm" svg:y2="21.55cm">
          <text:p/>
        </draw:line>
        <draw:frame draw:style-name="gr4" draw:text-style-name="P3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13" draw:text-style-name="P2" draw:layer="layout" svg:x1="1.303cm" svg:y1="6.55cm" svg:x2="6.153cm" svg:y2="6.6cm">
          <text:p/>
        </draw:line>
        <draw:line draw:style-name="gr13" draw:text-style-name="P2" draw:layer="layout" svg:x1="1.309cm" svg:y1="6.554cm" svg:x2="1.303cm" svg:y2="2.85cm">
          <text:p/>
        </draw:line>
        <draw:frame draw:style-name="gr4" draw:text-style-name="P3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3" draw:text-style-name="P2" draw:layer="layout" svg:x1="14.503cm" svg:y1="6.55cm" svg:x2="19.353cm" svg:y2="6.6cm">
          <text:p/>
        </draw:line>
        <draw:line draw:style-name="gr13" draw:text-style-name="P2" draw:layer="layout" svg:x1="14.509cm" svg:y1="6.554cm" svg:x2="14.503cm" svg:y2="2.85cm">
          <text:p/>
        </draw:line>
        <draw:frame draw:style-name="gr4" draw:text-style-name="P3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4" draw:text-style-name="P3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34" draw:text-style-name="P12" draw:layer="layout" svg:width="3.389cm" svg:height="0.569cm" svg:x="17.211cm" svg:y="2.731cm">
          <draw:text-box>
            <text:p><text:span text:style-name="T6">Isokvanter (nivåkurver)</text:span></text:p>
          </draw:text-box>
        </draw:frame>
        <draw:frame draw:style-name="gr4" draw:text-style-name="P3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4" draw:text-style-name="P5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" draw:text-style-name="P3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4" draw:text-style-name="P3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4" draw:text-style-name="P3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" draw:text-style-name="P3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4" draw:text-style-name="P3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4" draw:text-style-name="P3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4" draw:text-style-name="P3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4" draw:text-style-name="P3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4" draw:text-style-name="P3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4" draw:text-style-name="P3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35" draw:text-style-name="P16" draw:layer="layout" svg:width="9.13cm" svg:height="0.962cm" svg:x="14.3cm" svg:y="1.138cm">
          <draw:text-box>
            <text:p><text:span text:style-name="T9">Produktfunksjonen på lang sikt</text:span></text:p>
          </draw:text-box>
        </draw:frame>
        <draw:line draw:style-name="gr13" draw:text-style-name="P2" draw:layer="layout" svg:x1="8.104cm" svg:y1="6.45cm" svg:x2="12.954cm" svg:y2="6.5cm">
          <text:p/>
        </draw:line>
        <draw:line draw:style-name="gr13" draw:text-style-name="P2" draw:layer="layout" svg:x1="8.11cm" svg:y1="6.454cm" svg:x2="8.104cm" svg:y2="2.75cm">
          <text:p/>
        </draw:line>
        <draw:frame draw:style-name="gr4" draw:text-style-name="P3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4" draw:text-style-name="P3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" draw:text-style-name="P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3cm" svg:y1="13.5cm" svg:x2="4.75cm" svg:y2="13.9cm">
          <text:p/>
        </draw:line>
        <draw:frame draw:style-name="gr36" draw:text-style-name="P12" draw:layer="layout" svg:width="2.022cm" svg:height="0.887cm" svg:x="17.595cm" svg:y="22.05cm">
          <draw:text-box>
            <text:p><text:span text:style-name="T6">Avtagende</text:span></text:p>
            <text:p><text:span text:style-name="T6">skalautbytte</text:span></text:p>
          </draw:text-box>
        </draw:frame>
        <draw:frame draw:style-name="gr36" draw:text-style-name="P12" draw:layer="layout" svg:width="2.022cm" svg:height="0.887cm" svg:x="17.595cm" svg:y="16.651cm">
          <draw:text-box>
            <text:p><text:span text:style-name="T6">Konstant</text:span></text:p>
            <text:p><text:span text:style-name="T6">skalautbytte</text:span></text:p>
          </draw:text-box>
        </draw:frame>
        <draw:frame draw:style-name="gr36" draw:text-style-name="P12" draw:layer="layout" svg:width="2.022cm" svg:height="0.887cm" svg:x="17.695cm" svg:y="10.452cm">
          <draw:text-box>
            <text:p><text:span text:style-name="T6">Økende</text:span></text:p>
            <text:p><text:span text:style-name="T6">skalautbytte</text:span></text:p>
          </draw:text-box>
        </draw:frame>
        <draw:frame draw:style-name="gr37" draw:text-style-name="P7" draw:layer="layout" svg:width="3.999cm" svg:height="1.673cm" svg:x="8.059cm" svg:y="0.077cm">
          <draw:text-box>
            <text:p><text:span text:style-name="T3">Produksjon</text:span></text:p>
          </draw:text-box>
        </draw:frame>
        <draw:frame draw:style-name="gr38" draw:text-style-name="P10" draw:layer="layout" svg:width="3.084cm" svg:height="1.318cm" svg:x="3.75cm" svg:y="13.25cm">
          <draw:text-box>
            <text:p><text:span text:style-name="T11">MTSB</text:span><text:span text:style-name="T4"> </text:span></text:p>
            <text:p/>
          </draw:text-box>
        </draw:frame>
        <draw:frame draw:style-name="gr4" draw:text-style-name="P3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3" draw:text-style-name="P2" draw:layer="layout" svg:x1="1.502cm" svg:y1="7.25cm" svg:x2="6.352cm" svg:y2="7.3cm">
          <text:p/>
        </draw:line>
        <draw:line draw:style-name="gr13" draw:text-style-name="P2" draw:layer="layout" svg:x1="1.508cm" svg:y1="7.254cm" svg:x2="1.502cm" svg:y2="3.55cm">
          <text:p/>
        </draw:line>
        <draw:frame draw:style-name="gr4" draw:text-style-name="P3" draw:layer="layout" svg:width="0.436cm" svg:height="0.47cm" svg:x="6.58cm" svg:y="7.0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" draw:text-style-name="P3" draw:layer="layout" svg:width="0.5cm" svg:height="0.47cm" svg:x="1.28cm" svg:y="3.0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line draw:style-name="gr13" draw:text-style-name="P2" draw:layer="layout" svg:x1="7.802cm" svg:y1="7.35cm" svg:x2="12.652cm" svg:y2="7.4cm">
          <text:p/>
        </draw:line>
        <draw:line draw:style-name="gr13" draw:text-style-name="P2" draw:layer="layout" svg:x1="7.808cm" svg:y1="7.354cm" svg:x2="7.802cm" svg:y2="3.65cm">
          <text:p/>
        </draw:line>
        <draw:frame draw:style-name="gr4" draw:text-style-name="P3" draw:layer="layout" svg:width="0.436cm" svg:height="0.47cm" svg:x="12.88cm" svg:y="7.1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" draw:text-style-name="P3" draw:layer="layout" svg:width="0.509cm" svg:height="0.47cm" svg:x="7.48cm" svg:y="3.1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3" draw:text-style-name="P2" draw:layer="layout" svg:x1="14.602cm" svg:y1="7.35cm" svg:x2="19.452cm" svg:y2="7.4cm">
          <text:p/>
        </draw:line>
        <draw:line draw:style-name="gr13" draw:text-style-name="P2" draw:layer="layout" svg:x1="14.608cm" svg:y1="7.354cm" svg:x2="14.602cm" svg:y2="3.65cm">
          <text:p/>
        </draw:line>
        <draw:frame draw:style-name="gr4" draw:text-style-name="P3" draw:layer="layout" svg:width="0.436cm" svg:height="0.47cm" svg:x="19.68cm" svg:y="7.1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" draw:text-style-name="P3" draw:layer="layout" svg:width="0.509cm" svg:height="0.47cm" svg:x="14.38cm" svg:y="3.1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line draw:style-name="gr13" draw:text-style-name="P2" draw:layer="layout" svg:x1="1.503cm" svg:y1="14.75cm" svg:x2="6.353cm" svg:y2="14.8cm">
          <text:p/>
        </draw:line>
        <draw:line draw:style-name="gr13" draw:text-style-name="P2" draw:layer="layout" svg:x1="1.509cm" svg:y1="14.754cm" svg:x2="1.503cm" svg:y2="11.05cm">
          <text:p/>
        </draw:line>
        <draw:frame draw:style-name="gr4" draw:text-style-name="P3" draw:layer="layout" svg:width="0.551cm" svg:height="0.47cm" svg:x="6.581cm" svg:y="14.5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0.551cm" svg:height="0.47cm" svg:x="1.281cm" svg:y="10.5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path draw:style-name="gr3" draw:text-style-name="P2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13" draw:text-style-name="P2" draw:layer="layout" svg:x1="7.803cm" svg:y1="14.85cm" svg:x2="12.653cm" svg:y2="14.9cm">
          <text:p/>
        </draw:line>
        <draw:line draw:style-name="gr13" draw:text-style-name="P2" draw:layer="layout" svg:x1="7.809cm" svg:y1="14.854cm" svg:x2="7.803cm" svg:y2="11.15cm">
          <text:p/>
        </draw:line>
        <draw:frame draw:style-name="gr4" draw:text-style-name="P3" draw:layer="layout" svg:width="0.551cm" svg:height="0.47cm" svg:x="7.581cm" svg:y="10.6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3" draw:text-style-name="P2" draw:layer="layout" svg:x1="10.704cm" svg:y1="25.45cm" svg:x2="17.2cm" svg:y2="25.5cm">
          <text:p/>
        </draw:line>
        <draw:line draw:style-name="gr13" draw:text-style-name="P2" draw:layer="layout" svg:x1="10.7cm" svg:y1="25.35cm" svg:x2="10.7cm" svg:y2="18.65cm">
          <text:p/>
        </draw:line>
        <draw:frame draw:style-name="gr4" draw:text-style-name="P3" draw:layer="layout" svg:width="0.436cm" svg:height="0.47cm" svg:x="17.382cm" svg:y="25.2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509cm" svg:height="0.47cm" svg:x="10.382cm" svg:y="18.0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line draw:style-name="gr13" draw:text-style-name="P2" draw:layer="layout" svg:x1="2.005cm" svg:y1="25.45cm" svg:x2="8.501cm" svg:y2="25.5cm">
          <text:p/>
        </draw:line>
        <draw:line draw:style-name="gr13" draw:text-style-name="P2" draw:layer="layout" svg:x1="2cm" svg:y1="25.5cm" svg:x2="1.899cm" svg:y2="17.8cm">
          <text:p/>
        </draw:line>
        <draw:frame draw:style-name="gr4" draw:text-style-name="P3" draw:layer="layout" svg:width="0.551cm" svg:height="0.47cm" svg:x="8.683cm" svg:y="25.2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path draw:style-name="gr3" draw:text-style-name="P2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2" draw:layer="layout" svg:x1="1.5cm" svg:y1="5.95cm" svg:x2="5.75cm" svg:y2="5.95cm">
          <text:p/>
        </draw:line>
        <draw:line draw:style-name="gr3" draw:text-style-name="P2" draw:layer="layout" svg:x1="1.5cm" svg:y1="5.95cm" svg:x2="5.75cm" svg:y2="3.95cm">
          <text:p/>
        </draw:line>
        <draw:path draw:style-name="gr3" draw:text-style-name="P2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2" draw:layer="layout" svg:x1="14.6cm" svg:y1="6.85cm" svg:x2="18.85cm" svg:y2="6.85cm">
          <text:p/>
        </draw:line>
        <draw:line draw:style-name="gr3" draw:text-style-name="P2" draw:layer="layout" svg:x1="1.5cm" svg:y1="11.6cm" svg:x2="3.5cm" svg:y2="14.85cm">
          <text:p/>
        </draw:line>
        <draw:line draw:style-name="gr3" draw:text-style-name="P2" draw:layer="layout" svg:x1="7.8cm" svg:y1="11.6cm" svg:x2="11.75cm" svg:y2="14.8cm">
          <text:p/>
        </draw:line>
        <draw:line draw:style-name="gr3" draw:text-style-name="P2" draw:layer="layout" svg:x1="7.8cm" svg:y1="11.6cm" svg:x2="10.25cm" svg:y2="14.8cm">
          <text:p/>
        </draw:line>
        <draw:path draw:style-name="gr3" draw:text-style-name="P2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2" draw:layer="layout" svg:x1="1.9cm" svg:y1="21.65cm" svg:x2="3.9cm" svg:y2="25.45cm">
          <text:p/>
        </draw:line>
        <draw:line draw:style-name="gr3" draw:text-style-name="P2" draw:layer="layout" svg:x1="1.9cm" svg:y1="19.9cm" svg:x2="5cm" svg:y2="25.45cm">
          <text:p/>
        </draw:line>
        <draw:line draw:style-name="gr3" draw:text-style-name="P2" draw:layer="layout" svg:x1="10.7cm" svg:y1="22.45cm" svg:x2="16.45cm" svg:y2="22.45cm">
          <text:p/>
        </draw:line>
        <draw:line draw:style-name="gr3" draw:text-style-name="P2" draw:layer="layout" svg:x1="10.7cm" svg:y1="22.45cm" svg:x2="16.45cm" svg:y2="21.2cm">
          <text:p/>
        </draw:line>
        <draw:line draw:style-name="gr3" draw:text-style-name="P2" draw:layer="layout" svg:x1="10.7cm" svg:y1="22.45cm" svg:x2="16.7cm" svg:y2="23.7cm">
          <text:p/>
        </draw:line>
        <draw:frame draw:style-name="gr39" draw:text-style-name="P18" draw:layer="layout" svg:width="7.347cm" svg:height="2.384cm" svg:x="6.751cm" svg:y="0.1cm">
          <draw:text-box>
            <text:p><text:span text:style-name="T12">Inntekter og kostnader</text:span></text:p>
          </draw:text-box>
        </draw:frame>
        <draw:frame draw:style-name="gr4" draw:text-style-name="P3" draw:layer="layout" svg:width="1.089cm" svg:height="0.513cm" svg:x="4.981cm" svg:y="3.1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4" draw:text-style-name="P3" draw:layer="layout" svg:width="1.25cm" svg:height="0.513cm" svg:x="4.881cm" svg:y="5.364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40" draw:text-style-name="P17" draw:layer="layout" svg:width="2.293cm" svg:height="0.725cm" svg:x="1.2cm" svg:y="2.3cm">
          <draw:text-box>
            <text:p><text:span text:style-name="T10">Inntekter</text:span></text:p>
          </draw:text-box>
        </draw:frame>
        <draw:frame draw:style-name="gr41" draw:text-style-name="P17" draw:layer="layout" svg:width="6.695cm" svg:height="1.199cm" svg:x="7.301cm" svg:y="1.901cm">
          <draw:text-box>
            <text:p><text:span text:style-name="T10">Kostnader </text:span></text:p>
            <text:p><text:span text:style-name="T10">uten faste kostnader</text:span></text:p>
          </draw:text-box>
        </draw:frame>
        <draw:frame draw:style-name="gr42" draw:text-style-name="P17" draw:layer="layout" svg:width="6.691cm" svg:height="1.199cm" svg:x="14.202cm" svg:y="2.002cm">
          <draw:text-box>
            <text:p><text:span text:style-name="T10">Kostnader 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10.381cm" svg:y="3.7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4" draw:text-style-name="P3" draw:layer="layout" svg:width="0.509cm" svg:height="0.47cm" svg:x="11.682cm" svg:y="3.8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frame draw:style-name="gr4" draw:text-style-name="P3" draw:layer="layout" svg:width="1.229cm" svg:height="0.542cm" svg:x="16.881cm" svg:y="3.463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4" draw:text-style-name="P3" draw:layer="layout" svg:width="0.509cm" svg:height="0.47cm" svg:x="18.682cm" svg:y="3.863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4" draw:text-style-name="P3" draw:layer="layout" svg:width="0.636cm" svg:height="0.53cm" svg:x="18.783cm" svg:y="6.5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line draw:style-name="gr2" draw:text-style-name="P2" draw:layer="layout" svg:x1="1.5cm" svg:y1="13.4cm" svg:x2="2.5cm" svg:y2="13.4cm">
          <text:p/>
        </draw:line>
        <draw:frame draw:style-name="gr43" draw:text-style-name="P19" draw:layer="layout" svg:width="1.793cm" svg:height="0.645cm" svg:x="2.3cm" svg:y="12cm">
          <draw:text-box>
            <text:p><text:span text:style-name="T13">isokvant</text:span></text:p>
          </draw:text-box>
        </draw:frame>
        <draw:frame draw:style-name="gr44" draw:text-style-name="P13" draw:layer="layout" svg:width="1.649cm" svg:height="0.662cm" svg:x="3.45cm" svg:y="14.25cm">
          <draw:text-box>
            <text:p><text:span text:style-name="T7">isokost</text:span></text:p>
          </draw:text-box>
        </draw:frame>
        <draw:frame draw:style-name="gr4" draw:text-style-name="P3" draw:layer="layout" svg:width="0.565cm" svg:height="0.53cm" svg:x="0.982cm" svg:y="12.3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4" draw:text-style-name="P3" draw:layer="layout" svg:width="0.56cm" svg:height="0.53cm" svg:x="2.182cm" svg:y="14.9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4" draw:text-style-name="P20" draw:layer="layout" svg:width="0.724cm" svg:height="1.061cm" svg:x="0.884cm" svg:y="10.964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frame draw:style-name="gr4" draw:text-style-name="P3" draw:layer="layout" svg:width="0.56cm" svg:height="0.53cm" svg:x="8.783cm" svg:y="14.9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4" draw:text-style-name="P3" draw:layer="layout" svg:width="0.551cm" svg:height="0.53cm" svg:x="9.384cm" svg:y="14.9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frame draw:style-name="gr4" draw:text-style-name="P3" draw:layer="layout" svg:width="0.565cm" svg:height="0.53cm" svg:x="7.082cm" svg:y="13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4" draw:text-style-name="P3" draw:layer="layout" svg:width="0.556cm" svg:height="0.53cm" svg:x="7.04cm" svg:y="12.72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custom-shape draw:style-name="gr1" draw:text-style-name="P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3.2cm" svg:x2="9.1cm" svg:y2="14.85cm">
          <text:p/>
        </draw:line>
        <draw:line draw:style-name="gr2" draw:text-style-name="P2" draw:layer="layout" svg:x1="9.55cm" svg:y1="13.2cm" svg:x2="9.6cm" svg:y2="14.85cm">
          <text:p/>
        </draw:line>
        <draw:line draw:style-name="gr2" draw:text-style-name="P2" draw:layer="layout" svg:x1="7.8cm" svg:y1="13.3cm" svg:x2="9cm" svg:y2="13.3cm">
          <text:p/>
        </draw:line>
        <draw:line draw:style-name="gr2" draw:text-style-name="P2" draw:layer="layout" svg:x1="7.75cm" svg:y1="13.05cm" svg:x2="9.55cm" svg:y2="13.05cm">
          <text:p/>
        </draw:line>
        <draw:line draw:style-name="gr3" draw:text-style-name="P2" draw:layer="layout" svg:x1="2.15cm" svg:y1="18.65cm" svg:x2="6.15cm" svg:y2="25.65cm">
          <text:p/>
        </draw:line>
        <draw:path draw:style-name="gr3" draw:text-style-name="P2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" draw:text-style-name="P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6cm" svg:height="0.513cm" svg:x="15.284cm" svg:y="20.4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4" draw:text-style-name="P3" draw:layer="layout" svg:width="5.832cm" svg:height="0.513cm" svg:x="14.399cm" svg:y="21.765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4" draw:text-style-name="P3" draw:layer="layout" svg:width="5.509cm" svg:height="0.513cm" svg:x="15.485cm" svg:y="22.9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line draw:style-name="gr3" draw:text-style-name="P2" draw:layer="layout" svg:x1="2.1cm" svg:y1="25.45cm" svg:x2="3.4cm" svg:y2="22.4cm">
          <text:p/>
        </draw:line>
        <draw:frame draw:style-name="gr45" draw:text-style-name="P21" draw:layer="layout" svg:width="2.119cm" svg:height="0.526cm" svg:x="3.701cm" svg:y="19.801cm">
          <draw:text-box>
            <text:p><text:span text:style-name="T14">Substitumalen</text:span></text:p>
          </draw:text-box>
        </draw:frame>
        <draw:custom-shape draw:style-name="gr1" draw:text-style-name="P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581cm" svg:y="14.6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line draw:style-name="gr13" draw:text-style-name="P2" draw:layer="layout" svg:x1="14.603cm" svg:y1="14.85cm" svg:x2="19.453cm" svg:y2="14.9cm">
          <text:p/>
        </draw:line>
        <draw:line draw:style-name="gr13" draw:text-style-name="P2" draw:layer="layout" svg:x1="14.609cm" svg:y1="14.854cm" svg:x2="14.603cm" svg:y2="11.15cm">
          <text:p/>
        </draw:line>
        <draw:frame draw:style-name="gr4" draw:text-style-name="P3" draw:layer="layout" svg:width="0.551cm" svg:height="0.47cm" svg:x="14.381cm" svg:y="10.6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ath draw:style-name="gr3" draw:text-style-name="P2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2" draw:layer="layout" svg:x1="14.6cm" svg:y1="11.6cm" svg:x2="18.55cm" svg:y2="14.8cm">
          <text:p/>
        </draw:line>
        <draw:path draw:style-name="gr3" draw:text-style-name="P2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4" draw:text-style-name="P3" draw:layer="layout" svg:width="0.56cm" svg:height="0.53cm" svg:x="16.183cm" svg:y="15.4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" draw:text-style-name="P3" draw:layer="layout" svg:width="0.551cm" svg:height="0.53cm" svg:x="16.184cm" svg:y="14.9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4" draw:text-style-name="P3" draw:layer="layout" svg:width="0.565cm" svg:height="0.53cm" svg:x="13.882cm" svg:y="13.863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frame draw:style-name="gr4" draw:text-style-name="P3" draw:layer="layout" svg:width="0.556cm" svg:height="0.53cm" svg:x="13.84cm" svg:y="12.72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custom-shape draw:style-name="gr1" draw:text-style-name="P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35cm" svg:y1="13.2cm" svg:x2="16.4cm" svg:y2="14.85cm">
          <text:p/>
        </draw:line>
        <draw:line draw:style-name="gr2" draw:text-style-name="P2" draw:layer="layout" svg:x1="14.5cm" svg:y1="14.15cm" svg:x2="16.5cm" svg:y2="14.15cm">
          <text:p/>
        </draw:line>
        <draw:line draw:style-name="gr2" draw:text-style-name="P2" draw:layer="layout" svg:x1="14.55cm" svg:y1="13.05cm" svg:x2="16.35cm" svg:y2="13.05cm">
          <text:p/>
        </draw:line>
        <draw:line draw:style-name="gr3" draw:text-style-name="P2" draw:layer="layout" svg:x1="14.75cm" svg:y1="13.8cm" svg:x2="18.55cm" svg:y2="14.8cm">
          <text:p/>
        </draw:line>
        <draw:custom-shape draw:style-name="gr1" draw:text-style-name="P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35cm" svg:y1="22.55cm" svg:x2="5.4cm" svg:y2="20.9cm">
          <text:p/>
        </draw:line>
        <draw:custom-shape draw:style-name="gr1" draw:text-style-name="P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2.682cm" svg:y="14.6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6" draw:text-style-name="P22" draw:layer="layout" svg:width="4.075cm" svg:height="0.683cm" svg:x="11.05cm" svg:y="17.9cm">
          <draw:text-box>
            <text:p><text:span text:style-name="T5">Kostnader (lang sikt)</text:span></text:p>
          </draw:text-box>
        </draw:frame>
        <draw:frame draw:style-name="gr4" draw:text-style-name="P3" draw:layer="layout" svg:width="0.551cm" svg:height="0.47cm" svg:x="1.684cm" svg:y="17.1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frame draw:style-name="gr47" draw:text-style-name="P16" draw:layer="layout" svg:width="6.331cm" svg:height="0.683cm" svg:x="1.251cm" svg:y="9.501cm">
          <draw:text-box>
            <text:p><text:span text:style-name="T9">Kostnadsminimering (lang sikt)</text:span></text:p>
          </draw:text-box>
        </draw:frame>
        <draw:frame draw:style-name="gr48" draw:text-style-name="P23" draw:layer="layout" svg:width="4.045cm" svg:height="0.662cm" svg:x="7.55cm" svg:y="9.55cm">
          <draw:text-box>
            <text:p><text:span text:style-name="T15">- Billigere arbeidskraft</text:span></text:p>
          </draw:text-box>
        </draw:frame>
        <draw:frame draw:style-name="gr49" draw:text-style-name="P23" draw:layer="layout" svg:width="4.376cm" svg:height="0.662cm" svg:x="14.35cm" svg:y="9.65cm">
          <draw:text-box>
            <text:p><text:span text:style-name="T15">- Billigere kapital</text:span></text:p>
          </draw:text-box>
        </draw:frame>
        <draw:frame draw:style-name="gr4" draw:text-style-name="P20" draw:layer="layout" svg:width="0.72cm" svg:height="1.063cm" svg:x="4.684cm" svg:y="25.664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4" draw:text-style-name="P20" draw:layer="layout" svg:width="0.724cm" svg:height="1.063cm" svg:x="5.684cm" svg:y="25.664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frame draw:style-name="gr4" draw:text-style-name="P20" draw:layer="layout" svg:width="0.724cm" svg:height="1.063cm" svg:x="1.285cm" svg:y="21.265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frame draw:style-name="gr4" draw:text-style-name="P20" draw:layer="layout" svg:width="0.715cm" svg:height="1.063cm" svg:x="1.185cm" svg:y="19.465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4" draw:text-style-name="P20" draw:layer="layout" svg:width="0.719cm" svg:height="1.063cm" svg:x="1.186cm" svg:y="17.966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frame draw:style-name="gr50" draw:text-style-name="P24" draw:layer="layout" svg:width="9.341cm" svg:height="1.275cm" svg:x="10.4cm" svg:y="16.05cm">
          <draw:text-box>
            <text:p><text:span text:style-name="T16">Kostnadsfunksjonen for ulike antagelser</text:span></text:p>
            <text:p><text:span text:style-name="T16">om skalautbytte</text:span></text:p>
          </draw:text-box>
        </draw:frame>
        <draw:frame draw:style-name="gr51" draw:text-style-name="P17" draw:layer="layout" svg:width="4.718cm" svg:height="1.199cm" svg:x="1.6cm" svg:y="15.85cm">
          <draw:text-box>
            <text:p><text:span text:style-name="T10">Kostnadsminimering</text:span></text:p>
            <text:p><text:span text:style-name="T10">For et gitt budsjett</text:span></text:p>
          </draw:text-box>
        </draw:frame>
        <draw:line draw:style-name="gr2" draw:text-style-name="P2" draw:layer="layout" svg:x1="2.6cm" svg:y1="13.4cm" svg:x2="2.6cm" svg:y2="14.8cm">
          <text:p/>
        </draw:line>
        <draw:frame draw:style-name="gr4" draw:text-style-name="P20" draw:layer="layout" svg:width="0.724cm" svg:height="1.061cm" svg:x="3.185cm" svg:y="14.965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4" draw:text-style-name="P20" draw:layer="layout" svg:width="0.72cm" svg:height="1.063cm" svg:x="4.684cm" svg:y="25.665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4" draw:text-style-name="P20" draw:layer="layout" svg:width="0.729cm" svg:height="1.063cm" svg:x="3.684cm" svg:y="25.666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3" draw:text-style-name="P2" draw:layer="layout" svg:x1="1.503cm" svg:y1="15.55cm" svg:x2="6.353cm" svg:y2="15.6cm">
          <text:p/>
        </draw:line>
        <draw:line draw:style-name="gr13" draw:text-style-name="P2" draw:layer="layout" svg:x1="1.509cm" svg:y1="15.554cm" svg:x2="1.503cm" svg:y2="11.85cm">
          <text:p/>
        </draw:line>
        <draw:frame draw:style-name="gr4" draw:text-style-name="P3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3" draw:text-style-name="P2" draw:layer="layout" svg:x1="14.603cm" svg:y1="15.65cm" svg:x2="19.453cm" svg:y2="15.7cm">
          <text:p/>
        </draw:line>
        <draw:line draw:style-name="gr13" draw:text-style-name="P2" draw:layer="layout" svg:x1="14.609cm" svg:y1="15.654cm" svg:x2="14.603cm" svg:y2="11.95cm">
          <text:p/>
        </draw:line>
        <draw:line draw:style-name="gr2" draw:text-style-name="P2" draw:layer="layout" svg:x1="1cm" svg:y1="17.4cm" svg:x2="20.59cm" svg:y2="17.65cm">
          <text:p/>
        </draw:line>
        <draw:frame draw:style-name="gr52" draw:text-style-name="P7" draw:layer="layout" svg:width="11.018cm" svg:height="3.095cm" svg:x="4.653cm" svg:y="0cm">
          <draw:text-box>
            <text:p><text:span text:style-name="T3">Adferd i gode og arbeids-markedet</text:span></text:p>
          </draw:text-box>
        </draw:frame>
        <draw:line draw:style-name="gr13" draw:text-style-name="P2" draw:layer="layout" svg:x1="1.602cm" svg:y1="8.15cm" svg:x2="6.452cm" svg:y2="8.2cm">
          <text:p/>
        </draw:line>
        <draw:line draw:style-name="gr13" draw:text-style-name="P2" draw:layer="layout" svg:x1="1.608cm" svg:y1="8.154cm" svg:x2="1.602cm" svg:y2="4.45cm">
          <text:p/>
        </draw:line>
        <draw:frame draw:style-name="gr4" draw:text-style-name="P3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3" draw:text-style-name="P2" draw:layer="layout" svg:x1="8.202cm" svg:y1="8.15cm" svg:x2="13.052cm" svg:y2="8.2cm">
          <text:p/>
        </draw:line>
        <draw:line draw:style-name="gr13" draw:text-style-name="P2" draw:layer="layout" svg:x1="8.208cm" svg:y1="8.154cm" svg:x2="8.202cm" svg:y2="4.45cm">
          <text:p/>
        </draw:line>
        <draw:frame draw:style-name="gr4" draw:text-style-name="P3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4" draw:text-style-name="P3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2" draw:layer="layout" svg:x1="8.2cm" svg:y1="7.35cm" svg:x2="12.45cm" svg:y2="7.35cm">
          <text:p/>
        </draw:line>
        <draw:frame draw:style-name="gr41" draw:text-style-name="P17" draw:layer="layout" svg:width="6.695cm" svg:height="1.199cm" svg:x="1.101cm" svg:y="2.601cm">
          <draw:text-box>
            <text:p><text:span text:style-name="T10">Kostnader (kort sikt)</text:span></text:p>
            <text:p><text:span text:style-name="T10">uten faste kostnader</text:span></text:p>
          </draw:text-box>
        </draw:frame>
        <draw:frame draw:style-name="gr42" draw:text-style-name="P17" draw:layer="layout" svg:width="6.691cm" svg:height="1.199cm" svg:x="7.902cm" svg:y="2.502cm">
          <draw:text-box>
            <text:p><text:span text:style-name="T10">Kostnader (kort sikt)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4" draw:text-style-name="P3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4" draw:text-style-name="P3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4" draw:text-style-name="P3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4" draw:text-style-name="P3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6cm" svg:y1="6.65cm" svg:x2="3.75cm" svg:y2="6.75cm">
          <text:p/>
        </draw:line>
        <draw:line draw:style-name="gr2" draw:text-style-name="P2" draw:layer="layout" svg:x1="3.75cm" svg:y1="6.7cm" svg:x2="3.8cm" svg:y2="8.1cm">
          <text:p/>
        </draw:line>
        <draw:line draw:style-name="gr3" draw:text-style-name="P2" draw:layer="layout" svg:x1="8.25cm" svg:y1="6.25cm" svg:x2="10.75cm" svg:y2="6.25cm">
          <text:p/>
        </draw:line>
        <draw:line draw:style-name="gr2" draw:text-style-name="P2" draw:layer="layout" svg:x1="10.75cm" svg:y1="6.25cm" svg:x2="10.7cm" svg:y2="8.1cm">
          <text:p/>
        </draw:line>
        <draw:line draw:style-name="gr13" draw:text-style-name="P2" draw:layer="layout" svg:x1="14.629cm" svg:y1="8.151cm" svg:x2="19.479cm" svg:y2="8.201cm">
          <text:p/>
        </draw:line>
        <draw:line draw:style-name="gr13" draw:text-style-name="P2" draw:layer="layout" svg:x1="14.635cm" svg:y1="8.155cm" svg:x2="14.629cm" svg:y2="4.451cm">
          <text:p/>
        </draw:line>
        <draw:frame draw:style-name="gr4" draw:text-style-name="P3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3.65cm" svg:x2="5cm" svg:y2="13.65cm">
          <text:p/>
        </draw:line>
        <draw:line draw:style-name="gr3" draw:text-style-name="P2" draw:layer="layout" svg:x1="14.6cm" svg:y1="6.15cm" svg:x2="18cm" svg:y2="6.1cm">
          <text:p/>
        </draw:line>
        <draw:line draw:style-name="gr13" draw:text-style-name="P2" draw:layer="layout" svg:x1="1.602cm" svg:y1="24.95cm" svg:x2="6.452cm" svg:y2="25cm">
          <text:p/>
        </draw:line>
        <draw:line draw:style-name="gr13" draw:text-style-name="P2" draw:layer="layout" svg:x1="1.608cm" svg:y1="24.954cm" svg:x2="1.602cm" svg:y2="21.25cm">
          <text:p/>
        </draw:line>
        <draw:frame draw:style-name="gr4" draw:text-style-name="P3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4" draw:text-style-name="P3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3" draw:text-style-name="P17" draw:layer="layout" svg:width="8.308cm" svg:height="1.199cm" svg:x="1.201cm" svg:y="18.701cm">
          <draw:text-box>
            <text:p><text:span text:style-name="T10">Tilbudet fra en produsent </text:span></text:p>
            <text:p><text:span text:style-name="T10">kort og lang sikt</text:span></text:p>
          </draw:text-box>
        </draw:frame>
        <draw:frame draw:style-name="gr4" draw:text-style-name="P3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4" draw:text-style-name="P3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6cm" svg:y1="23.35cm" svg:x2="6.25cm" svg:y2="23.25cm">
          <text:p/>
        </draw:line>
        <draw:line draw:style-name="gr2" draw:text-style-name="P2" draw:layer="layout" svg:x1="3.95cm" svg:y1="23.25cm" svg:x2="3.95cm" svg:y2="25cm">
          <text:p/>
        </draw:line>
        <draw:line draw:style-name="gr2" draw:text-style-name="P2" draw:layer="layout" svg:x1="4.3cm" svg:y1="22.5cm" svg:x2="4.3cm" svg:y2="24.95cm">
          <text:p/>
        </draw:line>
        <draw:line draw:style-name="gr13" draw:text-style-name="P2" draw:layer="layout" svg:x1="14.429cm" svg:y1="24.951cm" svg:x2="19.279cm" svg:y2="25.001cm">
          <text:p/>
        </draw:line>
        <draw:line draw:style-name="gr13" draw:text-style-name="P2" draw:layer="layout" svg:x1="14.435cm" svg:y1="24.955cm" svg:x2="14.429cm" svg:y2="21.251cm">
          <text:p/>
        </draw:line>
        <draw:frame draw:style-name="gr4" draw:text-style-name="P3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4" draw:text-style-name="P3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2" draw:layer="layout" svg:x1="15.55cm" svg:y1="6.1cm" svg:x2="15.6cm" svg:y2="8.15cm">
          <text:p/>
        </draw:line>
        <draw:frame draw:style-name="gr4" draw:text-style-name="P3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4" draw:text-style-name="P3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4" draw:text-style-name="P3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4" draw:text-style-name="P3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4" draw:text-style-name="P3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4" draw:text-style-name="P3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4" draw:text-style-name="P17" draw:layer="layout" svg:width="6.691cm" svg:height="0.725cm" svg:x="14.303cm" svg:y="2.503cm">
          <draw:text-box>
            <text:p><text:span text:style-name="T10">Arbeidsmarkedet (kort sikt)</text:span></text:p>
          </draw:text-box>
        </draw:frame>
        <draw:frame draw:style-name="gr4" draw:text-style-name="P3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4" draw:text-style-name="P3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" draw:text-style-name="P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4" draw:text-style-name="P3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4" draw:text-style-name="P3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4" draw:text-style-name="P3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2" draw:layer="layout" svg:x1="14.5cm" svg:y1="12.9cm" svg:x2="17.75cm" svg:y2="15.65cm">
          <text:p/>
        </draw:line>
        <draw:line draw:style-name="gr3" draw:text-style-name="P2" draw:layer="layout" svg:x1="14.5cm" svg:y1="12.9cm" svg:x2="16.25cm" svg:y2="15.65cm">
          <text:p/>
        </draw:line>
        <draw:custom-shape draw:style-name="gr1" draw:text-style-name="P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5" draw:text-style-name="P17" draw:layer="layout" svg:width="9.904cm" svg:height="1.673cm" svg:x="14.201cm" svg:y="18.202cm">
          <draw:text-box>
            <text:p><text:span text:style-name="T10">Etterspørselen etter arbeidskraft </text:span></text:p>
            <text:p><text:span text:style-name="T10">fra en produsent </text:span></text:p>
            <text:p><text:span text:style-name="T10">kort og lang sikt</text:span></text:p>
          </draw:text-box>
        </draw:frame>
        <draw:frame draw:style-name="gr4" draw:text-style-name="P3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4" draw:text-style-name="P3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4" draw:text-style-name="P3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4" draw:text-style-name="P17" draw:layer="layout" svg:width="6.691cm" svg:height="0.725cm" svg:x="14.25cm" svg:y="10.275cm">
          <draw:text-box>
            <text:p><text:span text:style-name="T10">Arbeidsmarkedet (lang sikt)</text:span></text:p>
          </draw:text-box>
        </draw:frame>
        <draw:frame draw:style-name="gr41" draw:text-style-name="P17" draw:layer="layout" svg:width="6.695cm" svg:height="1.199cm" svg:x="1.102cm" svg:y="9.802cm">
          <draw:text-box>
            <text:p><text:span text:style-name="T10">Kostnader (lang sikt)</text:span></text:p>
            <text:p><text:span text:style-name="T10">uten faste kostnader</text:span></text:p>
          </draw:text-box>
        </draw:frame>
        <draw:path draw:style-name="gr3" draw:text-style-name="P2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2" draw:layer="layout" svg:x1="16.1cm" svg:y1="14.2cm" svg:x2="16.1cm" svg:y2="15.65cm">
          <text:p/>
        </draw:line>
        <draw:line draw:style-name="gr2" draw:text-style-name="P2" draw:layer="layout" svg:x1="15.4cm" svg:y1="14.3cm" svg:x2="15.4cm" svg:y2="15.75cm">
          <text:p/>
        </draw:line>
        <draw:line draw:style-name="gr3" draw:text-style-name="P2" draw:layer="layout" svg:x1="1.699cm" svg:y1="22.502cm" svg:x2="4.201cm" svg:y2="22.499cm">
          <text:p/>
        </draw:line>
        <draw:line draw:style-name="gr3" draw:text-style-name="P2" draw:layer="layout" svg:x1="1.6cm" svg:y1="23.3cm" svg:x2="3.901cm" svg:y2="23.299cm">
          <text:p/>
        </draw:line>
        <draw:frame draw:style-name="gr4" draw:text-style-name="P3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4" draw:text-style-name="P3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4" draw:text-style-name="P3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3" draw:text-style-name="P2" draw:layer="layout" svg:x1="8.003cm" svg:y1="25.05cm" svg:x2="12.853cm" svg:y2="25.1cm">
          <text:p/>
        </draw:line>
        <draw:line draw:style-name="gr13" draw:text-style-name="P2" draw:layer="layout" svg:x1="8.009cm" svg:y1="25.054cm" svg:x2="8.003cm" svg:y2="21.35cm">
          <text:p/>
        </draw:line>
        <draw:frame draw:style-name="gr4" draw:text-style-name="P3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4" draw:text-style-name="P3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2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4" draw:text-style-name="P3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4" draw:text-style-name="P3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2" draw:layer="layout" svg:x1="8.001cm" svg:y1="23.45cm" svg:x2="12.35cm" svg:y2="23.5cm">
          <text:p/>
        </draw:line>
        <draw:line draw:style-name="gr2" draw:text-style-name="P2" draw:layer="layout" svg:x1="9.75cm" svg:y1="23.75cm" svg:x2="9.751cm" svg:y2="25.1cm">
          <text:p/>
        </draw:line>
        <draw:line draw:style-name="gr2" draw:text-style-name="P2" draw:layer="layout" svg:x1="10.501cm" svg:y1="22.6cm" svg:x2="10.501cm" svg:y2="25.05cm">
          <text:p/>
        </draw:line>
        <draw:frame draw:style-name="gr4" draw:text-style-name="P3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4" draw:text-style-name="P3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2" draw:layer="layout" svg:x1="8cm" svg:y1="22.502cm" svg:x2="10.502cm" svg:y2="22.499cm">
          <text:p/>
        </draw:line>
        <draw:frame draw:style-name="gr4" draw:text-style-name="P3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4" draw:text-style-name="P3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2" draw:layer="layout" svg:x1="8cm" svg:y1="24.65cm" svg:x2="12.25cm" svg:y2="24.65cm">
          <text:p/>
        </draw:line>
        <draw:frame draw:style-name="gr4" draw:text-style-name="P3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2" draw:layer="layout" svg:x1="8cm" svg:y1="23.778cm" svg:x2="9.751cm" svg:y2="23.775cm">
          <text:p/>
        </draw:line>
        <draw:frame draw:style-name="gr4" draw:text-style-name="P3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2" draw:layer="layout" svg:x1="1.599cm" svg:y1="23.303cm" svg:x2="4.101cm" svg:y2="23.3cm">
          <text:p/>
        </draw:line>
        <draw:frame draw:style-name="gr4" draw:text-style-name="P3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56" draw:text-style-name="P13" draw:layer="layout" svg:width="1.201cm" svg:height="0.446cm" svg:x="17.379cm" svg:y="23.538cm">
          <draw:text-box>
            <text:p><text:span text:style-name="T17">Lang sikt</text:span></text:p>
          </draw:text-box>
        </draw:frame>
        <draw:line draw:style-name="gr3" draw:text-style-name="P2" draw:layer="layout" svg:x1="14.5cm" svg:y1="22.5cm" svg:x2="17.5cm" svg:y2="23.75cm">
          <text:p/>
        </draw:line>
        <draw:frame draw:style-name="gr57" draw:text-style-name="P13" draw:layer="layout" svg:width="1.129cm" svg:height="0.446cm" svg:x="17.301cm" svg:y="24.31cm">
          <draw:text-box>
            <text:p><text:span text:style-name="T17">Kort sikt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58" draw:text-style-name="P7" draw:layer="layout" svg:width="6.535cm" svg:height="0.962cm" svg:x="7.132cm" svg:y="0.1cm">
          <draw:text-box>
            <text:p><text:span text:style-name="T3">K</text:span><text:span text:style-name="T3">o</text:span><text:span text:style-name="T3">n</text:span><text:span text:style-name="T3">s</text:span><text:span text:style-name="T3">u</text:span><text:span text:style-name="T3">m</text:span><text:span text:style-name="T3">e</text:span><text:span text:style-name="T3">n</text:span><text:span text:style-name="T3">t</text:span><text:span text:style-name="T3">e</text:span><text:span text:style-name="T3">n</text:span><text:span text:style-name="T3">s</text:span><text:span text:style-name="T3"> </text:span><text:span text:style-name="T3">v</text:span><text:span text:style-name="T3">a</text:span><text:span text:style-name="T3">l</text:span><text:span text:style-name="T3">g</text:span></text:p>
          </draw:text-box>
        </draw:frame>
        <draw:frame draw:style-name="gr59" draw:text-style-name="P25" draw:layer="layout" svg:width="11.691cm" svg:height="1.673cm" svg:x="0.85cm" svg:y="0.85cm">
          <draw:text-box>
            <text:p><text:span text:style-name="T18">K</text:span><text:span text:style-name="T18">o</text:span><text:span text:style-name="T18">n</text:span><text:span text:style-name="T18">s</text:span><text:span text:style-name="T18">u</text:span><text:span text:style-name="T18">m</text:span><text:span text:style-name="T18">e</text:span><text:span text:style-name="T18">n</text:span><text:span text:style-name="T18">t</text:span><text:span text:style-name="T18">e</text:span><text:span text:style-name="T18">r</text:span><text:span text:style-name="T18">: </text:span><text:span text:style-name="T18">G</text:span><text:span text:style-name="T18">r</text:span><text:span text:style-name="T18">u</text:span><text:span text:style-name="T18">p</text:span><text:span text:style-name="T18">p</text:span><text:span text:style-name="T18">e</text:span><text:span text:style-name="T18"> </text:span><text:span text:style-name="T18">a</text:span><text:span text:style-name="T18">v</text:span><text:span text:style-name="T18"> </text:span><text:span text:style-name="T18">i</text:span><text:span text:style-name="T18">n</text:span><text:span text:style-name="T18">d</text:span><text:span text:style-name="T18">i</text:span><text:span text:style-name="T18">v</text:span><text:span text:style-name="T18">i</text:span><text:span text:style-name="T18">d</text:span><text:span text:style-name="T18">e</text:span><text:span text:style-name="T18">r </text:span><text:span text:style-name="T18">m</text:span><text:span text:style-name="T18">e</text:span><text:span text:style-name="T18">d</text:span><text:span text:style-name="T18"> </text:span><text:span text:style-name="T18">s</text:span><text:span text:style-name="T18">a</text:span><text:span text:style-name="T18">m</text:span><text:span text:style-name="T18">m</text:span><text:span text:style-name="T18">e</text:span><text:span text:style-name="T18"> </text:span><text:span text:style-name="T18">p</text:span><text:span text:style-name="T18">r</text:span><text:span text:style-name="T18">e</text:span><text:span text:style-name="T18">f</text:span><text:span text:style-name="T18">e</text:span><text:span text:style-name="T18">r</text:span><text:span text:style-name="T18">a</text:span><text:span text:style-name="T18">n</text:span><text:span text:style-name="T18">s</text:span><text:span text:style-name="T18">e</text:span><text:span text:style-name="T18">r</text:span></text:p>
            <text:p/>
          </draw:text-box>
        </draw:frame>
        <draw:frame draw:style-name="gr4" draw:text-style-name="P3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3" draw:text-style-name="P2" draw:layer="layout" svg:x1="1.4cm" svg:y1="26.65cm" svg:x2="6.25cm" svg:y2="26.7cm">
          <text:p/>
        </draw:line>
        <draw:line draw:style-name="gr13" draw:text-style-name="P2" draw:layer="layout" svg:x1="1.4cm" svg:y1="26.65cm" svg:x2="1.4cm" svg:y2="21.65cm">
          <text:p/>
        </draw:line>
        <draw:frame draw:style-name="gr4" draw:text-style-name="P3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4" draw:text-style-name="P3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4" draw:text-style-name="P3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3" draw:text-style-name="P2" draw:layer="layout" svg:x1="7.4cm" svg:y1="19.55cm" svg:x2="12.25cm" svg:y2="19.6cm">
          <text:p/>
        </draw:line>
        <draw:line draw:style-name="gr13" draw:text-style-name="P2" draw:layer="layout" svg:x1="7.4cm" svg:y1="19.55cm" svg:x2="7.4cm" svg:y2="14.55cm">
          <text:p/>
        </draw:line>
        <draw:frame draw:style-name="gr4" draw:text-style-name="P3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4" draw:text-style-name="P3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4" draw:text-style-name="P3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3" draw:text-style-name="P2" draw:layer="layout" svg:x1="7.4cm" svg:y1="26.65cm" svg:x2="12.25cm" svg:y2="26.7cm">
          <text:p/>
        </draw:line>
        <draw:line draw:style-name="gr13" draw:text-style-name="P2" draw:layer="layout" svg:x1="7.4cm" svg:y1="26.65cm" svg:x2="7.4cm" svg:y2="21.65cm">
          <text:p/>
        </draw:line>
        <draw:frame draw:style-name="gr4" draw:text-style-name="P3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4" draw:text-style-name="P3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4" draw:text-style-name="P3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3" draw:text-style-name="P2" draw:layer="layout" svg:x1="14.501cm" svg:y1="19.75cm" svg:x2="19.351cm" svg:y2="19.8cm">
          <text:p/>
        </draw:line>
        <draw:line draw:style-name="gr13" draw:text-style-name="P2" draw:layer="layout" svg:x1="14.501cm" svg:y1="19.75cm" svg:x2="14.501cm" svg:y2="14.75cm">
          <text:p/>
        </draw:line>
        <draw:frame draw:style-name="gr4" draw:text-style-name="P3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4" draw:text-style-name="P3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2" draw:layer="layout" svg:width="3.397cm" svg:height="3.149cm" draw:transform="rotate (-3.14159265358979) translate (18.851cm 18.9cm)" svg:viewBox="0 0 3398 3150" svg:d="M0 0c3638 0 3395 3150 3395 3150">
          <text:p/>
        </draw:path>
        <draw:line draw:style-name="gr13" draw:text-style-name="P2" draw:layer="layout" svg:x1="14.501cm" svg:y1="26.65cm" svg:x2="19.351cm" svg:y2="26.7cm">
          <text:p/>
        </draw:line>
        <draw:line draw:style-name="gr13" draw:text-style-name="P2" draw:layer="layout" svg:x1="14.501cm" svg:y1="26.65cm" svg:x2="14.501cm" svg:y2="21.65cm">
          <text:p/>
        </draw:line>
        <draw:frame draw:style-name="gr4" draw:text-style-name="P3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4" draw:text-style-name="P3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4" draw:text-style-name="P3" draw:layer="layout" svg:width="0.567cm" svg:height="0.53cm" svg:x="14.28cm" svg:y="20.9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3" draw:text-style-name="P2" draw:layer="layout" svg:x1="14.501cm" svg:y1="6.95cm" svg:x2="19.351cm" svg:y2="7cm">
          <text:p/>
        </draw:line>
        <draw:line draw:style-name="gr13" draw:text-style-name="P2" draw:layer="layout" svg:x1="14.501cm" svg:y1="6.95cm" svg:x2="14.501cm" svg:y2="1.95cm">
          <text:p/>
        </draw:line>
        <draw:frame draw:style-name="gr4" draw:text-style-name="P3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4" draw:text-style-name="P3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2" draw:layer="layout" svg:width="4.149cm" svg:height="4.149cm" svg:x="14.6cm" svg:y="2.7cm" svg:viewBox="0 0 4150 4150" svg:d="M4150 0c-4443 0-4146 4150-4146 4150">
          <text:p/>
        </draw:path>
        <draw:line draw:style-name="gr13" draw:text-style-name="P2" draw:layer="layout" svg:x1="14.501cm" svg:y1="12.95cm" svg:x2="19.351cm" svg:y2="13cm">
          <text:p/>
        </draw:line>
        <draw:line draw:style-name="gr13" draw:text-style-name="P2" draw:layer="layout" svg:x1="14.501cm" svg:y1="12.95cm" svg:x2="14.501cm" svg:y2="7.95cm">
          <text:p/>
        </draw:line>
        <draw:frame draw:style-name="gr4" draw:text-style-name="P3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4" draw:text-style-name="P3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2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4" draw:text-style-name="P3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4" draw:text-style-name="P3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60" draw:text-style-name="P17" draw:layer="layout" svg:width="5.445cm" svg:height="1.199cm" svg:x="1.505cm" svg:y="20.25cm">
          <draw:text-box>
            <text:p><text:span text:style-name="T10">Perfekte </text:span></text:p>
            <text:p><text:span text:style-name="T10">substitusjosmuligheter</text:span></text:p>
          </draw:text-box>
        </draw:frame>
        <draw:frame draw:style-name="gr41" draw:text-style-name="P17" draw:layer="layout" svg:width="6.695cm" svg:height="1.199cm" svg:x="7.704cm" svg:y="13.604cm">
          <draw:text-box>
            <text:p><text:span text:style-name="T10">Budsjettbetingelsen</text:span></text:p>
          </draw:text-box>
        </draw:frame>
        <draw:frame draw:style-name="gr41" draw:text-style-name="P17" draw:layer="layout" svg:width="6.695cm" svg:height="1.199cm" svg:x="14.905cm" svg:y="13.505cm">
          <draw:text-box>
            <text:p><text:span text:style-name="T10">Optimal tilpasning</text:span></text:p>
          </draw:text-box>
        </draw:frame>
        <draw:frame draw:style-name="gr4" draw:text-style-name="P3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1" draw:text-style-name="P17" draw:layer="layout" svg:width="6.695cm" svg:height="1.199cm" svg:x="15.006cm" svg:y="7.106cm">
          <draw:text-box>
            <text:p><text:span text:style-name="T10">Indifferenskurve</text:span></text:p>
          </draw:text-box>
        </draw:frame>
        <draw:frame draw:style-name="gr41" draw:text-style-name="P17" draw:layer="layout" svg:width="6.695cm" svg:height="1.199cm" svg:x="15.007cm" svg:y="0.807cm">
          <draw:text-box>
            <text:p><text:span text:style-name="T10">Nyttefunksjonen</text:span></text:p>
          </draw:text-box>
        </draw:frame>
        <draw:line draw:style-name="gr13" draw:text-style-name="P2" draw:layer="layout" svg:x1="1.401cm" svg:y1="19.55cm" svg:x2="6.251cm" svg:y2="19.6cm">
          <text:p/>
        </draw:line>
        <draw:line draw:style-name="gr13" draw:text-style-name="P2" draw:layer="layout" svg:x1="1.401cm" svg:y1="19.55cm" svg:x2="1.401cm" svg:y2="14.55cm">
          <text:p/>
        </draw:line>
        <draw:frame draw:style-name="gr4" draw:text-style-name="P3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4" draw:text-style-name="P3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2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4" draw:text-style-name="P3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2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2" draw:layer="layout" svg:x1="7.5cm" svg:y1="15.5cm" svg:x2="11cm" svg:y2="19.5cm">
          <text:p/>
        </draw:line>
        <draw:frame draw:style-name="gr41" draw:text-style-name="P17" draw:layer="layout" svg:width="6.695cm" svg:height="1.199cm" svg:x="2.205cm" svg:y="13.45cm">
          <draw:text-box>
            <text:p><text:span text:style-name="T10">Indifferenskart</text:span></text:p>
          </draw:text-box>
        </draw:frame>
        <draw:frame draw:style-name="gr61" draw:text-style-name="P17" draw:layer="layout" svg:width="6.695cm" svg:height="1.673cm" svg:x="7.555cm" svg:y="19.777cm">
          <draw:text-box>
            <text:p><text:span text:style-name="T10"><text:s/></text:span></text:p>
            <text:p><text:span text:style-name="T10">Vanlige </text:span></text:p>
            <text:p><text:span text:style-name="T10">substitusjonsmuligheter</text:span></text:p>
          </draw:text-box>
        </draw:frame>
        <draw:frame draw:style-name="gr41" draw:text-style-name="P17" draw:layer="layout" svg:width="6.695cm" svg:height="1.199cm" svg:x="15.305cm" svg:y="20.505cm">
          <draw:text-box>
            <text:p><text:span text:style-name="T10">Ingen </text:span></text:p>
            <text:p><text:span text:style-name="T10">substitusjonsmuligheter</text:span></text:p>
          </draw:text-box>
        </draw:frame>
        <draw:line draw:style-name="gr2" draw:text-style-name="P2" draw:layer="layout" svg:x1="1.5cm" svg:y1="23.25cm" svg:x2="4.5cm" svg:y2="26.7cm">
          <text:p/>
        </draw:line>
        <draw:frame draw:style-name="gr4" draw:text-style-name="P3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4" draw:text-style-name="P3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4" draw:text-style-name="P3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2" draw:layer="layout" svg:x1="14.5cm" svg:y1="15.75cm" svg:x2="17.6cm" svg:y2="19.8cm">
          <text:p/>
        </draw:line>
        <draw:custom-shape draw:style-name="gr1" draw:text-style-name="P1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2" draw:layer="layout" svg:x1="2cm" svg:y1="18.75cm" svg:x2="5cm" svg:y2="16cm">
          <text:p/>
        </draw:line>
        <draw:frame draw:style-name="gr4" draw:text-style-name="P3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4" draw:text-style-name="P3" draw:layer="layout" svg:width="0.677cm" svg:height="1.063cm" svg:x="10.582cm" svg:y="19.464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63" draw:text-style-name="P2" draw:layer="layout" svg:x1="14.5cm" svg:y1="17.7cm" svg:x2="16cm" svg:y2="17.75cm">
          <text:p/>
        </draw:line>
        <draw:line draw:style-name="gr63" draw:text-style-name="P2" draw:layer="layout" svg:x1="16cm" svg:y1="17.65cm" svg:x2="16cm" svg:y2="19.75cm">
          <text:p/>
        </draw:line>
        <draw:line draw:style-name="gr63" draw:text-style-name="P2" draw:layer="layout" svg:x1="16cm" svg:y1="17.65cm" svg:x2="16cm" svg:y2="19.75cm">
          <text:p/>
        </draw:line>
        <draw:custom-shape draw:style-name="gr1" draw:text-style-name="P1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85cm" svg:y1="9.7cm" svg:x2="15.5cm" svg:y2="11.5cm">
          <text:p/>
        </draw:line>
        <draw:line draw:style-name="gr2" draw:text-style-name="P2" draw:layer="layout" svg:x1="15.15cm" svg:y1="11.2cm" svg:x2="16.55cm" svg:y2="12.3cm">
          <text:p/>
        </draw:line>
        <draw:line draw:style-name="gr2" draw:text-style-name="P2" draw:layer="layout" svg:x1="16.35cm" svg:y1="12.2cm" svg:x2="17.7cm" svg:y2="12.5cm">
          <text:p/>
        </draw:line>
        <draw:frame draw:style-name="gr38" draw:text-style-name="P10" draw:layer="layout" svg:width="3.084cm" svg:height="1.318cm" svg:x="15.95cm" svg:y="11.25cm">
          <draw:text-box>
            <text:p><text:span text:style-name="T11">MSB</text:span><text:span text:style-name="T4"> </text:span></text:p>
            <text:p/>
          </draw:text-box>
        </draw:frame>
        <draw:frame draw:style-name="gr64" draw:text-style-name="P12" draw:layer="layout" svg:width="3.762cm" svg:height="0.569cm" svg:x="14.812cm" svg:y="9.232cm">
          <draw:text-box>
            <text:p><text:span text:style-name="T6">Indifferenskurve (isonytte)</text:span></text:p>
          </draw:text-box>
        </draw:frame>
        <draw:frame draw:style-name="gr34" draw:text-style-name="P12" draw:layer="layout" svg:width="3.389cm" svg:height="0.569cm" svg:x="15.312cm" svg:y="2.132cm">
          <draw:text-box>
            <text:p><text:span text:style-name="T6">Nyttefunksjonen</text:span></text:p>
          </draw:text-box>
        </draw:frame>
        <draw:frame draw:style-name="gr4" draw:text-style-name="P26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4" draw:text-style-name="P26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4" draw:text-style-name="P26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4" draw:text-style-name="P26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4" draw:text-style-name="P3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4" draw:text-style-name="P3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4" draw:text-style-name="P3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4" draw:text-style-name="P3" draw:layer="layout" svg:width="1.904cm" svg:height="1.123cm" svg:x="15.9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34" draw:text-style-name="P12" draw:layer="layout" svg:width="3.389cm" svg:height="0.569cm" svg:x="2.912cm" svg:y="15.433cm">
          <draw:text-box>
            <text:p><text:span text:style-name="T6">Ikke metnin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3" draw:text-style-name="P2" draw:layer="layout" svg:x1="1.501cm" svg:y1="8.15cm" svg:x2="6.351cm" svg:y2="8.2cm">
          <text:p/>
        </draw:line>
        <draw:line draw:style-name="gr13" draw:text-style-name="P2" draw:layer="layout" svg:x1="1.501cm" svg:y1="8.15cm" svg:x2="1.501cm" svg:y2="3.15cm">
          <text:p/>
        </draw:line>
        <draw:frame draw:style-name="gr4" draw:text-style-name="P3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4" draw:text-style-name="P3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4" draw:text-style-name="P3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3" draw:text-style-name="P2" draw:layer="layout" svg:x1="7.901cm" svg:y1="8.15cm" svg:x2="12.751cm" svg:y2="8.2cm">
          <text:p/>
        </draw:line>
        <draw:line draw:style-name="gr13" draw:text-style-name="P2" draw:layer="layout" svg:x1="7.901cm" svg:y1="8.15cm" svg:x2="7.901cm" svg:y2="3.15cm">
          <text:p/>
        </draw:line>
        <draw:frame draw:style-name="gr4" draw:text-style-name="P3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4" draw:text-style-name="P3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2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4" draw:text-style-name="P3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3" draw:text-style-name="P2" draw:layer="layout" svg:x1="14.602cm" svg:y1="8.15cm" svg:x2="19.452cm" svg:y2="8.2cm">
          <text:p/>
        </draw:line>
        <draw:line draw:style-name="gr13" draw:text-style-name="P2" draw:layer="layout" svg:x1="14.602cm" svg:y1="8.15cm" svg:x2="14.602cm" svg:y2="3.15cm">
          <text:p/>
        </draw:line>
        <draw:frame draw:style-name="gr4" draw:text-style-name="P3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4" draw:text-style-name="P3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2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4" draw:text-style-name="P3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3" draw:text-style-name="P2" draw:layer="layout" svg:x1="4.202cm" svg:y1="26.55cm" svg:x2="9.052cm" svg:y2="26.6cm">
          <text:p/>
        </draw:line>
        <draw:line draw:style-name="gr13" draw:text-style-name="P2" draw:layer="layout" svg:x1="4.202cm" svg:y1="26.55cm" svg:x2="4.202cm" svg:y2="21.55cm">
          <text:p/>
        </draw:line>
        <draw:frame draw:style-name="gr4" draw:text-style-name="P3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4" draw:text-style-name="P3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4" draw:text-style-name="P3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4" draw:text-style-name="P3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3" draw:text-style-name="P2" draw:layer="layout" svg:x1="11.603cm" svg:y1="19.55cm" svg:x2="16.453cm" svg:y2="19.6cm">
          <text:p/>
        </draw:line>
        <draw:line draw:style-name="gr13" draw:text-style-name="P2" draw:layer="layout" svg:x1="11.603cm" svg:y1="19.55cm" svg:x2="11.603cm" svg:y2="14.55cm">
          <text:p/>
        </draw:line>
        <draw:frame draw:style-name="gr4" draw:text-style-name="P3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4" draw:text-style-name="P3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4" draw:text-style-name="P3" draw:layer="layout" svg:width="0.567cm" svg:height="0.53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3" draw:text-style-name="P2" draw:layer="layout" svg:x1="11.603cm" svg:y1="26.55cm" svg:x2="16.453cm" svg:y2="26.6cm">
          <text:p/>
        </draw:line>
        <draw:line draw:style-name="gr13" draw:text-style-name="P2" draw:layer="layout" svg:x1="11.603cm" svg:y1="26.55cm" svg:x2="11.603cm" svg:y2="21.55cm">
          <text:p/>
        </draw:line>
        <draw:frame draw:style-name="gr4" draw:text-style-name="P3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4" draw:text-style-name="P3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4" draw:text-style-name="P3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4" draw:text-style-name="P3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65" draw:text-style-name="P7" draw:layer="layout" svg:width="19.734cm" svg:height="0.962cm" svg:x="0.933cm" svg:y="0.1cm">
          <draw:text-box>
            <text:p><text:span text:style-name="T3">Konsumentens økonomiske adferd i <text:s/>gode- og arbeidsmarkedet</text:span></text:p>
          </draw:text-box>
        </draw:frame>
        <draw:frame draw:style-name="gr41" draw:text-style-name="P17" draw:layer="layout" svg:width="6.695cm" svg:height="1.199cm" svg:x="1.555cm" svg:y="1.75cm">
          <draw:text-box>
            <text:p><text:span text:style-name="T10">Egenpriselastisitet</text:span></text:p>
          </draw:text-box>
        </draw:frame>
        <draw:frame draw:style-name="gr41" draw:text-style-name="P17" draw:layer="layout" svg:width="6.695cm" svg:height="1.199cm" svg:x="7.805cm" svg:y="1.801cm">
          <draw:text-box>
            <text:p><text:span text:style-name="T10">Krysspriselastisitet</text:span></text:p>
          </draw:text-box>
        </draw:frame>
        <draw:frame draw:style-name="gr41" draw:text-style-name="P17" draw:layer="layout" svg:width="6.695cm" svg:height="1.199cm" svg:x="14.895cm" svg:y="2.051cm">
          <draw:text-box>
            <text:p><text:span text:style-name="T10">Inntektselastisitet</text:span></text:p>
          </draw:text-box>
        </draw:frame>
        <draw:frame draw:style-name="gr66" draw:text-style-name="P17" draw:layer="layout" svg:width="7.225cm" svg:height="1.199cm" svg:x="4.025cm" svg:y="12.301cm">
          <draw:text-box>
            <text:p><text:span text:style-name="T10">Utledning av etterspørselskurven</text:span></text:p>
            <text:p><text:span text:style-name="T10">for gode 1</text:span></text:p>
          </draw:text-box>
        </draw:frame>
        <draw:frame draw:style-name="gr41" draw:text-style-name="P17" draw:layer="layout" svg:width="6.695cm" svg:height="1.199cm" svg:x="11.805cm" svg:y="12.451cm">
          <draw:text-box>
            <text:p><text:span text:style-name="T10">Utledning av tilbudskurven for</text:span></text:p>
            <text:p><text:span text:style-name="T10">arbeidskraft</text:span></text:p>
          </draw:text-box>
        </draw:frame>
        <draw:frame draw:style-name="gr41" draw:text-style-name="P17" draw:layer="layout" svg:width="6.695cm" svg:height="1.199cm" svg:x="4.804cm" svg:y="20.304cm">
          <draw:text-box>
            <text:p><text:span text:style-name="T10">Etterspørsel av </text:span></text:p>
            <text:p><text:span text:style-name="T10">konsumgode</text:span></text:p>
          </draw:text-box>
        </draw:frame>
        <draw:frame draw:style-name="gr41" draw:text-style-name="P17" draw:layer="layout" svg:width="6.695cm" svg:height="1.199cm" svg:x="12.1cm" svg:y="20.65cm">
          <draw:text-box>
            <text:p><text:span text:style-name="T10">Tilbudet av arbeidskraft</text:span></text:p>
          </draw:text-box>
        </draw:frame>
        <draw:line draw:style-name="gr2" draw:text-style-name="P2" draw:layer="layout" svg:x1="11.55cm" svg:y1="15.65cm" svg:x2="15.5cm" svg:y2="19.5cm">
          <text:p/>
        </draw:line>
        <draw:line draw:style-name="gr2" draw:text-style-name="P2" draw:layer="layout" svg:x1="1.5cm" svg:y1="4.75cm" svg:x2="5.25cm" svg:y2="8.25cm">
          <text:p/>
        </draw:line>
        <draw:line draw:style-name="gr2" draw:text-style-name="P2" draw:layer="layout" svg:x1="1.5cm" svg:y1="4.85cm" svg:x2="3cm" svg:y2="8.1cm">
          <text:p/>
        </draw:line>
        <draw:custom-shape draw:style-name="gr1" draw:text-style-name="P1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2" draw:layer="layout" svg:x1="1.5cm" svg:y1="10.45cm" svg:x2="6.25cm" svg:y2="10.45cm">
          <text:p/>
        </draw:line>
        <draw:line draw:style-name="gr2" draw:text-style-name="P2" draw:layer="layout" svg:x1="2.9cm" svg:y1="10.05cm" svg:x2="2.9cm" svg:y2="10.8cm">
          <text:p/>
        </draw:line>
        <draw:line draw:style-name="gr2" draw:text-style-name="P2" draw:layer="layout" svg:x1="5.1cm" svg:y1="10.05cm" svg:x2="5.1cm" svg:y2="10.8cm">
          <text:p/>
        </draw:line>
        <draw:frame draw:style-name="gr4" draw:text-style-name="P3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4" draw:text-style-name="P3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34" draw:text-style-name="P12" draw:layer="layout" svg:width="3.389cm" svg:height="0.569cm" svg:x="2.712cm" svg:y="10.433cm">
          <draw:text-box>
            <text:p><text:span text:style-name="T6">Prisuelastisk</text:span></text:p>
          </draw:text-box>
        </draw:frame>
        <draw:frame draw:style-name="gr34" draw:text-style-name="P12" draw:layer="layout" svg:width="3.389cm" svg:height="0.569cm" svg:x="1.113cm" svg:y="10.434cm">
          <draw:text-box>
            <text:p><text:span text:style-name="T6">Priselastisk</text:span></text:p>
          </draw:text-box>
        </draw:frame>
        <draw:frame draw:style-name="gr34" draw:text-style-name="P12" draw:layer="layout" svg:width="3.389cm" svg:height="0.569cm" svg:x="4.914cm" svg:y="10.435cm">
          <draw:text-box>
            <text:p><text:span text:style-name="T6">(Giffen gode)</text:span></text:p>
          </draw:text-box>
        </draw:frame>
        <draw:line draw:style-name="gr2" draw:text-style-name="P2" draw:layer="layout" svg:x1="1.501cm" svg:y1="10.45cm" svg:x2="6.251cm" svg:y2="10.45cm">
          <text:p/>
        </draw:line>
        <draw:line draw:style-name="gr2" draw:text-style-name="P2" draw:layer="layout" svg:x1="2.901cm" svg:y1="10.05cm" svg:x2="2.901cm" svg:y2="10.8cm">
          <text:p/>
        </draw:line>
        <draw:line draw:style-name="gr2" draw:text-style-name="P2" draw:layer="layout" svg:x1="5.101cm" svg:y1="10.05cm" svg:x2="5.101cm" svg:y2="10.8cm">
          <text:p/>
        </draw:line>
        <draw:frame draw:style-name="gr4" draw:text-style-name="P3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4" draw:text-style-name="P3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67" draw:text-style-name="P12" draw:layer="layout" svg:width="3.389cm" svg:height="0.887cm" svg:x="2.35cm" svg:y="9.263cm">
          <draw:text-box>
            <text:p><text:span text:style-name="T6">Pris-</text:span></text:p>
            <text:p><text:span text:style-name="T6">nøytralt</text:span></text:p>
          </draw:text-box>
        </draw:frame>
        <draw:line draw:style-name="gr2" draw:text-style-name="P2" draw:layer="layout" svg:x1="7.801cm" svg:y1="10.45cm" svg:x2="12.551cm" svg:y2="10.45cm">
          <text:p/>
        </draw:line>
        <draw:frame draw:style-name="gr67" draw:text-style-name="P12" draw:layer="layout" svg:width="3.389cm" svg:height="0.887cm" svg:x="9.6cm" svg:y="9.35cm">
          <draw:text-box>
            <text:p><text:span text:style-name="T6">Pris-</text:span></text:p>
            <text:p><text:span text:style-name="T6">uavhengig</text:span></text:p>
          </draw:text-box>
        </draw:frame>
        <draw:line draw:style-name="gr2" draw:text-style-name="P2" draw:layer="layout" svg:x1="7.802cm" svg:y1="10.45cm" svg:x2="12.552cm" svg:y2="10.45cm">
          <text:p/>
        </draw:line>
        <draw:line draw:style-name="gr2" draw:text-style-name="P2" draw:layer="layout" svg:x1="10.302cm" svg:y1="10.15cm" svg:x2="10.302cm" svg:y2="10.9cm">
          <text:p/>
        </draw:line>
        <draw:frame draw:style-name="gr34" draw:text-style-name="P12" draw:layer="layout" svg:width="3.389cm" svg:height="0.569cm" svg:x="7.901cm" svg:y="10.401cm">
          <draw:text-box>
            <text:p><text:span text:style-name="T6">Komplementært</text:span></text:p>
          </draw:text-box>
        </draw:frame>
        <draw:frame draw:style-name="gr34" draw:text-style-name="P12" draw:layer="layout" svg:width="3.389cm" svg:height="0.569cm" svg:x="10.202cm" svg:y="10.402cm">
          <draw:text-box>
            <text:p><text:span text:style-name="T6">Alternativer</text:span></text:p>
          </draw:text-box>
        </draw:frame>
        <draw:frame draw:style-name="gr4" draw:text-style-name="P3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2" draw:layer="layout" svg:x1="15.001cm" svg:y1="10.45cm" svg:x2="19.751cm" svg:y2="10.45cm">
          <text:p/>
        </draw:line>
        <draw:line draw:style-name="gr2" draw:text-style-name="P2" draw:layer="layout" svg:x1="16.401cm" svg:y1="10.05cm" svg:x2="16.401cm" svg:y2="10.8cm">
          <text:p/>
        </draw:line>
        <draw:line draw:style-name="gr2" draw:text-style-name="P2" draw:layer="layout" svg:x1="18.601cm" svg:y1="10.05cm" svg:x2="18.601cm" svg:y2="10.8cm">
          <text:p/>
        </draw:line>
        <draw:frame draw:style-name="gr4" draw:text-style-name="P3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67" draw:text-style-name="P12" draw:layer="layout" svg:width="3.389cm" svg:height="0.887cm" svg:x="16.461cm" svg:y="10.481cm">
          <draw:text-box>
            <text:p><text:span text:style-name="T6">Inntekts-</text:span></text:p>
            <text:p><text:span text:style-name="T6">uelastisk</text:span></text:p>
          </draw:text-box>
        </draw:frame>
        <draw:frame draw:style-name="gr67" draw:text-style-name="P12" draw:layer="layout" svg:width="3.389cm" svg:height="0.887cm" svg:x="14.311cm" svg:y="10.45cm">
          <draw:text-box>
            <text:p><text:span text:style-name="T6">Mindreverdig</text:span></text:p>
            <text:p><text:span text:style-name="T6">gode</text:span></text:p>
          </draw:text-box>
        </draw:frame>
        <draw:line draw:style-name="gr2" draw:text-style-name="P2" draw:layer="layout" svg:x1="14.902cm" svg:y1="10.45cm" svg:x2="19.652cm" svg:y2="10.45cm">
          <text:p/>
        </draw:line>
        <draw:line draw:style-name="gr2" draw:text-style-name="P2" draw:layer="layout" svg:x1="16.402cm" svg:y1="10.05cm" svg:x2="16.402cm" svg:y2="10.8cm">
          <text:p/>
        </draw:line>
        <draw:line draw:style-name="gr2" draw:text-style-name="P2" draw:layer="layout" svg:x1="18.602cm" svg:y1="10.05cm" svg:x2="18.602cm" svg:y2="10.8cm">
          <text:p/>
        </draw:line>
        <draw:frame draw:style-name="gr4" draw:text-style-name="P3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67" draw:text-style-name="P12" draw:layer="layout" svg:width="3.389cm" svg:height="0.887cm" svg:x="18.016cm" svg:y="9.135cm">
          <draw:text-box>
            <text:p><text:span text:style-name="T6">Inntekts-</text:span></text:p>
            <text:p><text:span text:style-name="T6">nøytralt</text:span></text:p>
          </draw:text-box>
        </draw:frame>
        <draw:frame draw:style-name="gr67" draw:text-style-name="P12" draw:layer="layout" svg:width="3.389cm" svg:height="0.887cm" svg:x="18.612cm" svg:y="10.451cm">
          <draw:text-box>
            <text:p><text:span text:style-name="T6">Inntekts-</text:span></text:p>
            <text:p><text:span text:style-name="T6">elastisk</text:span></text:p>
          </draw:text-box>
        </draw:frame>
        <draw:line draw:style-name="gr2" draw:text-style-name="P2" draw:layer="layout" svg:x1="7.9cm" svg:y1="4.75cm" svg:x2="11.65cm" svg:y2="8.25cm">
          <text:p/>
        </draw:line>
        <draw:custom-shape draw:style-name="gr1" draw:text-style-name="P1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9cm" svg:y1="6.5cm" svg:x2="11.65cm" svg:y2="8.25cm">
          <text:p/>
        </draw:line>
        <draw:frame draw:style-name="gr4" draw:text-style-name="P3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4" draw:text-style-name="P3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4" draw:text-style-name="P3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4" draw:text-style-name="P3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4" draw:text-style-name="P3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2" draw:layer="layout" svg:x1="14.5cm" svg:y1="4cm" svg:x2="17.75cm" svg:y2="8.25cm">
          <text:p/>
        </draw:line>
        <draw:line draw:style-name="gr2" draw:text-style-name="P2" draw:layer="layout" svg:x1="14.7cm" svg:y1="3.5cm" svg:x2="18.25cm" svg:y2="8cm">
          <text:p/>
        </draw:line>
        <draw:path draw:style-name="gr3" draw:text-style-name="P2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" draw:text-style-name="P1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2" draw:layer="layout" svg:x1="15cm" svg:y1="7.251cm" svg:x2="18cm" svg:y2="4.501cm">
          <text:p/>
        </draw:line>
        <draw:frame draw:style-name="gr68" draw:text-style-name="P12" draw:layer="layout" svg:width="3.389cm" svg:height="0.619cm" svg:x="16.702cm" svg:y="3.652cm">
          <draw:text-box>
            <text:p><text:span text:style-name="T6">Engel-kurve</text:span></text:p>
          </draw:text-box>
        </draw:frame>
        <draw:frame draw:style-name="gr4" draw:text-style-name="P3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4" draw:text-style-name="P3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4" draw:text-style-name="P3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4" draw:text-style-name="P3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line draw:style-name="gr63" draw:text-style-name="P2" draw:layer="layout" svg:x1="14.5cm" svg:y1="5.75cm" svg:x2="16.5cm" svg:y2="5.75cm">
          <text:p/>
        </draw:line>
        <draw:line draw:style-name="gr63" draw:text-style-name="P2" draw:layer="layout" svg:x1="14.7cm" svg:y1="6.1cm" svg:x2="16.2cm" svg:y2="6.15cm">
          <text:p/>
        </draw:line>
        <draw:line draw:style-name="gr63" draw:text-style-name="P2" draw:layer="layout" svg:x1="16.2cm" svg:y1="6.2cm" svg:x2="16.25cm" svg:y2="8cm">
          <text:p/>
        </draw:line>
        <draw:line draw:style-name="gr63" draw:text-style-name="P2" draw:layer="layout" svg:x1="16.5cm" svg:y1="5.75cm" svg:x2="16.55cm" svg:y2="8cm">
          <text:p/>
        </draw:line>
        <draw:line draw:style-name="gr63" draw:text-style-name="P2" draw:layer="layout" svg:x1="16.2cm" svg:y1="6.2cm" svg:x2="16.25cm" svg:y2="8cm">
          <text:p/>
        </draw:line>
        <draw:path draw:style-name="gr3" draw:text-style-name="P2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" draw:text-style-name="P1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2" draw:layer="layout" svg:x1="2.25cm" svg:y1="6.5cm" svg:x2="2.25cm" svg:y2="8.15cm">
          <text:p/>
        </draw:line>
        <draw:line draw:style-name="gr63" draw:text-style-name="P2" draw:layer="layout" svg:x1="3.3cm" svg:y1="6.4cm" svg:x2="3.35cm" svg:y2="8.2cm">
          <text:p/>
        </draw:line>
        <draw:line draw:style-name="gr63" draw:text-style-name="P2" draw:layer="layout" svg:x1="1.5cm" svg:y1="6.25cm" svg:x2="3.3cm" svg:y2="6.35cm">
          <text:p/>
        </draw:line>
        <draw:line draw:style-name="gr63" draw:text-style-name="P2" draw:layer="layout" svg:x1="1.5cm" svg:y1="6.5cm" svg:x2="2.3cm" svg:y2="6.55cm">
          <text:p/>
        </draw:line>
        <draw:frame draw:style-name="gr4" draw:text-style-name="P3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4" draw:text-style-name="P3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4" draw:text-style-name="P3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4" draw:text-style-name="P3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69" draw:text-style-name="P2" draw:layer="layout" svg:x1="3.35cm" svg:y1="6.6cm" svg:x2="2.35cm" svg:y2="6.6cm">
          <text:p/>
        </draw:line>
        <draw:path draw:style-name="gr3" draw:text-style-name="P2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" draw:text-style-name="P1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line draw:style-name="gr63" draw:text-style-name="P2" draw:layer="layout" svg:x1="9.7cm" svg:y1="6.4cm" svg:x2="9.75cm" svg:y2="8.2cm">
          <text:p/>
        </draw:line>
        <draw:line draw:style-name="gr63" draw:text-style-name="P2" draw:layer="layout" svg:x1="7.7cm" svg:y1="6.35cm" svg:x2="9.7cm" svg:y2="6.35cm">
          <text:p/>
        </draw:line>
        <draw:line draw:style-name="gr63" draw:text-style-name="P2" draw:layer="layout" svg:x1="7.9cm" svg:y1="7.2cm" svg:x2="9.4cm" svg:y2="7.25cm">
          <text:p/>
        </draw:line>
        <draw:frame draw:style-name="gr4" draw:text-style-name="P3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4" draw:text-style-name="P3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70" draw:text-style-name="P2" draw:layer="layout" svg:x1="9.75cm" svg:y1="6.6cm" svg:x2="9.75cm" svg:y2="7.35cm">
          <text:p/>
        </draw:line>
        <draw:line draw:style-name="gr71" draw:text-style-name="P2" draw:layer="layout" svg:x1="15.5cm" svg:y1="6.25cm" svg:x2="15.45cm" svg:y2="5.55cm">
          <text:p/>
        </draw:line>
        <draw:line draw:style-name="gr72" draw:text-style-name="P2" draw:layer="layout" svg:x1="16.05cm" svg:y1="7cm" svg:x2="16.8cm" svg:y2="7cm">
          <text:p/>
        </draw:line>
        <draw:line draw:style-name="gr13" draw:text-style-name="P2" draw:layer="layout" svg:x1="4.202cm" svg:y1="19.751cm" svg:x2="9.052cm" svg:y2="19.801cm">
          <text:p/>
        </draw:line>
        <draw:line draw:style-name="gr13" draw:text-style-name="P2" draw:layer="layout" svg:x1="4.202cm" svg:y1="19.751cm" svg:x2="4.202cm" svg:y2="14.751cm">
          <text:p/>
        </draw:line>
        <draw:frame draw:style-name="gr4" draw:text-style-name="P3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4" draw:text-style-name="P3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2" draw:layer="layout" svg:x1="4.25cm" svg:y1="15cm" svg:x2="7cm" svg:y2="19.75cm">
          <text:p/>
        </draw:line>
        <draw:line draw:style-name="gr2" draw:text-style-name="P2" draw:layer="layout" svg:x1="4.25cm" svg:y1="15cm" svg:x2="5.25cm" svg:y2="19.75cm">
          <text:p/>
        </draw:line>
        <draw:custom-shape draw:style-name="gr1" draw:text-style-name="P1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" draw:text-style-name="P1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1.502cm" svg:y1="8.151cm" svg:x2="6.352cm" svg:y2="8.201cm">
          <text:p/>
        </draw:line>
        <draw:line draw:style-name="gr13" draw:text-style-name="P2" draw:layer="layout" svg:x1="1.502cm" svg:y1="8.151cm" svg:x2="1.502cm" svg:y2="3.151cm">
          <text:p/>
        </draw:line>
        <draw:frame draw:style-name="gr4" draw:text-style-name="P3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4" draw:text-style-name="P3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4" draw:text-style-name="P3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2" draw:layer="layout" svg:x1="1.501cm" svg:y1="4.751cm" svg:x2="5.251cm" svg:y2="8.251cm">
          <text:p/>
        </draw:line>
        <draw:line draw:style-name="gr2" draw:text-style-name="P2" draw:layer="layout" svg:x1="1.501cm" svg:y1="4.851cm" svg:x2="3.001cm" svg:y2="8.101cm">
          <text:p/>
        </draw:line>
        <draw:custom-shape draw:style-name="gr1" draw:text-style-name="P1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4" draw:text-style-name="P3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4" draw:text-style-name="P3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4" draw:text-style-name="P3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2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" draw:text-style-name="P1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2" draw:layer="layout" svg:x1="2.251cm" svg:y1="6.501cm" svg:x2="2.251cm" svg:y2="8.151cm">
          <text:p/>
        </draw:line>
        <draw:line draw:style-name="gr63" draw:text-style-name="P2" draw:layer="layout" svg:x1="3.301cm" svg:y1="6.401cm" svg:x2="3.351cm" svg:y2="8.201cm">
          <text:p/>
        </draw:line>
        <draw:line draw:style-name="gr63" draw:text-style-name="P2" draw:layer="layout" svg:x1="1.501cm" svg:y1="6.251cm" svg:x2="3.301cm" svg:y2="6.351cm">
          <text:p/>
        </draw:line>
        <draw:line draw:style-name="gr63" draw:text-style-name="P2" draw:layer="layout" svg:x1="1.501cm" svg:y1="6.501cm" svg:x2="2.301cm" svg:y2="6.551cm">
          <text:p/>
        </draw:line>
        <draw:frame draw:style-name="gr4" draw:text-style-name="P3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4" draw:text-style-name="P3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4" draw:text-style-name="P3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69" draw:text-style-name="P2" draw:layer="layout" svg:x1="3.351cm" svg:y1="6.601cm" svg:x2="2.351cm" svg:y2="6.601cm">
          <text:p/>
        </draw:line>
        <draw:frame draw:style-name="gr4" draw:text-style-name="P3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4" draw:text-style-name="P3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" draw:text-style-name="P1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2" draw:layer="layout" svg:width="3.389cm" svg:height="0.619cm" svg:x="6.003cm" svg:y="17.653cm">
          <draw:text-box>
            <text:p><text:span text:style-name="T6">A</text:span></text:p>
          </draw:text-box>
        </draw:frame>
        <draw:frame draw:style-name="gr68" draw:text-style-name="P12" draw:layer="layout" svg:width="3.389cm" svg:height="0.619cm" svg:x="16.703cm" svg:y="3.653cm">
          <draw:text-box>
            <text:p><text:span text:style-name="T6">Engel-kurve</text:span></text:p>
          </draw:text-box>
        </draw:frame>
        <draw:frame draw:style-name="gr68" draw:text-style-name="P12" draw:layer="layout" svg:width="3.389cm" svg:height="0.619cm" svg:x="5.504cm" svg:y="16.954cm">
          <draw:text-box>
            <text:p><text:span text:style-name="T6">B</text:span></text:p>
          </draw:text-box>
        </draw:frame>
        <draw:frame draw:style-name="gr68" draw:text-style-name="P12" draw:layer="layout" svg:width="3.389cm" svg:height="0.619cm" svg:x="4.305cm" svg:y="17.855cm">
          <draw:text-box>
            <text:p><text:span text:style-name="T6">C</text:span></text:p>
          </draw:text-box>
        </draw:frame>
        <draw:line draw:style-name="gr73" draw:text-style-name="P2" draw:layer="layout" svg:x1="6.75cm" svg:y1="17.75cm" svg:x2="6cm" svg:y2="16.75cm">
          <text:p/>
        </draw:line>
        <draw:line draw:style-name="gr74" draw:text-style-name="P2" draw:layer="layout" svg:x1="5.25cm" svg:y1="17.5cm" svg:x2="5.05cm" svg:y2="18.1cm">
          <text:p/>
        </draw:line>
        <draw:frame draw:style-name="gr68" draw:text-style-name="P12" draw:layer="layout" svg:width="3.389cm" svg:height="0.619cm" svg:x="6.304cm" svg:y="16.654cm">
          <draw:text-box>
            <text:p><text:span text:style-name="T6"><text:s/></text:span><text:span text:style-name="T6">SE (-)</text:span></text:p>
          </draw:text-box>
        </draw:frame>
        <draw:frame draw:style-name="gr68" draw:text-style-name="P12" draw:layer="layout" svg:width="3.389cm" svg:height="0.619cm" svg:x="3.805cm" svg:y="17.155cm">
          <draw:text-box>
            <text:p><text:span text:style-name="T6"><text:s/></text:span><text:span text:style-name="T6">IE (+/-,0)</text:span></text:p>
          </draw:text-box>
        </draw:frame>
        <draw:frame draw:style-name="gr4" draw:text-style-name="P3" draw:layer="layout" svg:width="0.563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4" draw:text-style-name="P3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2" draw:layer="layout" svg:x1="4.95cm" svg:y1="15cm" svg:x2="5.95cm" svg:y2="19.75cm">
          <text:p/>
        </draw:line>
        <draw:frame draw:style-name="gr4" draw:text-style-name="P3" draw:layer="layout" svg:width="0.563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4" draw:text-style-name="P3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line draw:style-name="gr63" draw:text-style-name="P2" draw:layer="layout" svg:x1="9.7cm" svg:y1="6.4cm" svg:x2="9.75cm" svg:y2="8.2cm">
          <text:p/>
        </draw:line>
        <draw:custom-shape draw:style-name="gr1" draw:text-style-name="P1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35cm" svg:y1="22.2cm" svg:x2="8.45cm" svg:y2="26.55cm">
          <text:p/>
        </draw:line>
        <draw:frame draw:style-name="gr4" draw:text-style-name="P3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4" draw:text-style-name="P3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75" draw:text-style-name="P27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7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77" draw:text-style-name="P12" draw:layer="layout" svg:width="3.389cm" svg:height="1.205cm" svg:x="6.104cm" svg:y="22.054cm">
          <draw:text-box>
            <text:p><text:span text:style-name="T6">Etterspørselskurve </text:span></text:p>
            <text:p><text:span text:style-name="T6">(subseffekt overstiger</text:span></text:p>
            <text:p><text:span text:style-name="T6">inntektseffekt)</text:span></text:p>
          </draw:text-box>
        </draw:frame>
        <draw:line draw:style-name="gr78" draw:text-style-name="P2" draw:layer="layout" svg:x1="7.5cm" svg:y1="22.75cm" svg:x2="6cm" svg:y2="23.75cm">
          <text:p/>
        </draw:line>
        <draw:frame draw:style-name="gr68" draw:text-style-name="P12" draw:layer="layout" svg:width="3.389cm" svg:height="0.619cm" svg:x="5.904cm" svg:y="25.654cm">
          <draw:text-box>
            <text:p><text:span text:style-name="T6">MBV</text:span></text:p>
          </draw:text-box>
        </draw:frame>
        <draw:line draw:style-name="gr79" draw:text-style-name="P2" draw:layer="layout" svg:x1="16.25cm" svg:y1="20.25cm" svg:x2="11.5cm" svg:y2="20.25cm">
          <text:p/>
        </draw:line>
        <draw:frame draw:style-name="gr4" draw:text-style-name="P3" draw:layer="layout" svg:width="0.623cm" svg:height="0.47cm" svg:x="15.181cm" svg:y="20.3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2" draw:layer="layout" svg:x1="11.5cm" svg:y1="17.25cm" svg:x2="15.5cm" svg:y2="19.5cm">
          <text:p/>
        </draw:line>
        <draw:frame draw:style-name="gr4" draw:text-style-name="P3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4" draw:text-style-name="P3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4" draw:text-style-name="P3" draw:layer="layout" svg:width="0.551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2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" draw:text-style-name="P1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" draw:text-style-name="P1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5cm" svg:y1="16.5cm" svg:x2="14.5cm" svg:y2="19.5cm">
          <text:p/>
        </draw:line>
        <draw:custom-shape draw:style-name="gr1" draw:text-style-name="P1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4" draw:text-style-name="P3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" draw:text-style-name="P1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2" draw:layer="layout" svg:width="3.389cm" svg:height="0.619cm" svg:x="13.105cm" svg:y="18.555cm">
          <draw:text-box>
            <text:p><text:span text:style-name="T6">A</text:span></text:p>
          </draw:text-box>
        </draw:frame>
        <draw:frame draw:style-name="gr68" draw:text-style-name="P12" draw:layer="layout" svg:width="3.389cm" svg:height="0.619cm" svg:x="12.25cm" svg:y="17.881cm">
          <draw:text-box>
            <text:p><text:span text:style-name="T6">B</text:span></text:p>
          </draw:text-box>
        </draw:frame>
        <draw:frame draw:style-name="gr68" draw:text-style-name="P12" draw:layer="layout" svg:width="3.389cm" svg:height="0.619cm" svg:x="13.551cm" svg:y="16.882cm">
          <draw:text-box>
            <text:p><text:span text:style-name="T6">C</text:span></text:p>
          </draw:text-box>
        </draw:frame>
        <draw:frame draw:style-name="gr68" draw:text-style-name="P12" draw:layer="layout" svg:width="3.389cm" svg:height="0.619cm" svg:x="13.006cm" svg:y="25.756cm">
          <draw:text-box>
            <text:p><text:span text:style-name="T6">A</text:span></text:p>
          </draw:text-box>
        </draw:frame>
        <draw:line draw:style-name="gr2" draw:text-style-name="P2" draw:layer="layout" svg:x1="13.45cm" svg:y1="25.5cm" svg:x2="14.95cm" svg:y2="22.75cm">
          <text:p/>
        </draw:line>
        <draw:frame draw:style-name="gr68" draw:text-style-name="P12" draw:layer="layout" svg:width="3.389cm" svg:height="0.619cm" svg:x="14.307cm" svg:y="22.557cm">
          <draw:text-box>
            <text:p><text:span text:style-name="T6">C</text:span></text:p>
          </draw:text-box>
        </draw:frame>
        <draw:frame draw:style-name="gr80" draw:text-style-name="P12" draw:layer="layout" svg:width="3.389cm" svg:height="1.523cm" svg:x="13.805cm" svg:y="21.255cm">
          <draw:text-box>
            <text:p><text:span text:style-name="T6">Tilbudskurve </text:span></text:p>
            <text:p><text:span text:style-name="T6">(ikke alltid subseffekt </text:span></text:p>
            <text:p><text:span text:style-name="T6">overstiger</text:span></text:p>
            <text:p><text:span text:style-name="T6">inntektseffekt)</text:span></text:p>
          </draw:text-box>
        </draw:frame>
        <draw:line draw:style-name="gr2" draw:text-style-name="P2" draw:layer="layout" svg:x1="13.2cm" svg:y1="22.75cm" svg:x2="13.4cm" svg:y2="25.55cm">
          <text:p/>
        </draw:line>
        <draw:custom-shape draw:style-name="gr1" draw:text-style-name="P1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2" draw:layer="layout" svg:width="3.389cm" svg:height="0.619cm" svg:x="12.105cm" svg:y="18.355cm">
          <draw:text-box>
            <text:p><text:span text:style-name="T6"><text:s/></text:span><text:span text:style-name="T6">SE (-)</text:span></text:p>
          </draw:text-box>
        </draw:frame>
        <draw:frame draw:style-name="gr68" draw:text-style-name="P12" draw:layer="layout" svg:width="3.389cm" svg:height="0.619cm" svg:x="12.106cm" svg:y="17.056cm">
          <draw:text-box>
            <text:p><text:span text:style-name="T6"><text:s/></text:span><text:span text:style-name="T6">IE (+)</text:span></text:p>
          </draw:text-box>
        </draw:frame>
        <draw:frame draw:style-name="gr68" draw:text-style-name="P12" draw:layer="layout" svg:width="3.389cm" svg:height="0.619cm" svg:x="7.207cm" svg:y="24.557cm">
          <draw:text-box>
            <text:p><text:span text:style-name="T6">A</text:span></text:p>
          </draw:text-box>
        </draw:frame>
        <draw:frame draw:style-name="gr81" draw:text-style-name="P28" draw:layer="layout" svg:width="0.693cm" svg:height="0.57cm" svg:x="5.064cm" svg:y="22.182cm">
          <draw:text-box>
            <text:p><text:span text:style-name="T6">C</text:span></text:p>
          </draw:text-box>
        </draw:frame>
        <draw:frame draw:style-name="gr68" draw:text-style-name="P12" draw:layer="layout" svg:width="3.389cm" svg:height="0.619cm" svg:x="12.708cm" svg:y="22.158cm">
          <draw:text-box>
            <text:p><text:span text:style-name="T6">c’</text:span></text:p>
          </draw:text-box>
        </draw:frame>
        <draw:custom-shape draw:style-name="gr1" draw:text-style-name="P1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82" draw:text-style-name="P2" draw:layer="layout" svg:width="18.53cm" svg:height="25.939cm" svg:x="1.75cm" svg:y="1.811cm">
          <draw:image xlink:href="Pictures/10000001000003280000046BA2C5DA0A117A897F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82" draw:text-style-name="P2" draw:layer="layout" svg:width="18.654cm" svg:height="40.916cm" svg:x="1.448cm" svg:y="0.993cm">
          <draw:image xlink:href="Pictures/100000010000033100000470706D84B048A04A90.png" xlink:type="simple" xlink:show="embed" xlink:actuate="onLoad" draw:mime-type="image/png">
            <text:p/>
          </draw:image>
        </draw:frame>
        <presentation:notes draw:style-name="dp1">
          <draw:page-thumbnail draw:style-name="gr6" draw:layer="layout" svg:width="18.624cm" svg:height="10.476cm" svg:x="1.482cm" svg:y="2.123cm" draw:page-number="12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83" draw:text-style-name="P8" draw:layer="layout" svg:width="4.164cm" svg:height="0.962cm" svg:x="6.227cm" svg:y="3.75cm">
          <draw:text-box>
            <text:p>Markedsteori</text:p>
          </draw:text-box>
        </draw:frame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82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84" draw:text-style-name="P8" draw:layer="layout" svg:width="2.928cm" svg:height="0.962cm" svg:x="8.25cm" svg:y="3.18cm">
          <draw:text-box>
            <text:p>Monopol</text:p>
          </draw:text-box>
        </draw:frame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82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82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82" draw:text-style-name="P2" draw:layer="layout" svg:width="17.444cm" svg:height="25.939cm" svg:x="2.053cm" svg:y="0.993cm">
          <draw:image xlink:href="Pictures/10000001000002FE00000473420A7E4B433C833D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82" draw:text-style-name="P2" draw:layer="layout" svg:width="18.255cm" svg:height="25.939cm" svg:x="1.696cm" svg:y="1.131cm">
          <draw:image xlink:href="Pictures/100000010000031C0000046B9AD5D718D2C5833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82" draw:text-style-name="P2" draw:layer="layout" svg:width="19.102cm" svg:height="25.939cm" svg:x="1.224cm" svg:y="0.993cm">
          <draw:image xlink:href="Pictures/10000001000003060000041B94A71C9B93337C6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82" draw:text-style-name="P2" draw:layer="layout" svg:width="18.53cm" svg:height="25.939cm" svg:x="1.51cm" svg:y="0.993cm">
          <draw:image xlink:href="Pictures/10000001000003280000046B0F25E34C4F689FF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82" draw:text-style-name="P2" draw:layer="layout" svg:width="17.299cm" svg:height="25.939cm" svg:x="1.925cm" svg:y="1.287cm">
          <draw:image xlink:href="Pictures/10000001000002EF000004669F1A8499186643AA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line draw:style-name="gr85" draw:text-style-name="P2" draw:layer="layout" svg:x1="6.081cm" svg:y1="16.875cm" svg:x2="17.511cm" svg:y2="16.875cm">
          <text:p/>
        </draw:line>
        <draw:line draw:style-name="gr86" draw:text-style-name="P2" draw:layer="layout" svg:x1="6.081cm" svg:y1="16.875cm" svg:x2="6.081cm" svg:y2="6.08cm">
          <text:p/>
        </draw:line>
        <draw:line draw:style-name="gr2" draw:text-style-name="P2" draw:layer="layout" svg:x1="6.081cm" svg:y1="7.667cm" svg:x2="16.558cm" svg:y2="16.875cm">
          <text:p/>
        </draw:line>
        <draw:frame draw:style-name="gr87" draw:text-style-name="P8" draw:layer="layout" svg:width="2.217cm" svg:height="0.962cm" svg:x="15.853cm" svg:y="11.562cm">
          <draw:text-box>
            <text:p>S=GK</text:p>
          </draw:text-box>
        </draw:frame>
        <draw:frame draw:style-name="gr88" draw:text-style-name="P8" draw:layer="layout" svg:width="1.205cm" svg:height="1.673cm" svg:x="4.493cm" svg:y="7.35cm">
          <draw:text-box>
            <text:p/>
            <text:p/>
          </draw:text-box>
        </draw:frame>
        <draw:frame draw:style-name="gr89" draw:text-style-name="P8" draw:layer="layout" svg:width="0.925cm" svg:height="0.962cm" svg:x="18.146cm" svg:y="16.864cm">
          <draw:text-box>
            <text:p>X</text:p>
          </draw:text-box>
        </draw:frame>
        <draw:frame draw:style-name="gr89" draw:text-style-name="P8" draw:layer="layout" svg:width="0.925cm" svg:height="0.962cm" svg:x="4.811cm" svg:y="5.445cm">
          <draw:text-box>
            <text:p>P</text:p>
          </draw:text-box>
        </draw:frame>
        <draw:frame draw:style-name="gr90" draw:text-style-name="P8" draw:layer="layout" svg:width="1.907cm" svg:height="0.962cm" svg:x="3.858cm" svg:y="7.35cm">
          <draw:text-box>
            <text:p>5000</text:p>
          </draw:text-box>
        </draw:frame>
        <draw:frame draw:style-name="gr90" draw:text-style-name="P8" draw:layer="layout" svg:width="1.907cm" svg:height="0.962cm" svg:x="16.241cm" svg:y="17.827cm">
          <draw:text-box>
            <text:p>2500</text:p>
          </draw:text-box>
        </draw:frame>
        <draw:frame draw:style-name="gr89" draw:text-style-name="P8" draw:layer="layout" svg:width="0.925cm" svg:height="0.962cm" svg:x="16.876cm" svg:y="15.287cm">
          <draw:text-box>
            <text:p>E</text:p>
          </draw:text-box>
        </draw:frame>
        <draw:line draw:style-name="gr2" draw:text-style-name="P2" draw:layer="layout" svg:x1="6.082cm" svg:y1="7.667cm" svg:x2="16.559cm" svg:y2="16.875cm">
          <text:p/>
        </draw:line>
        <draw:line draw:style-name="gr2" draw:text-style-name="P2" draw:layer="layout" svg:x1="6.081cm" svg:y1="7.758cm" svg:x2="11.476cm" svg:y2="16.866cm">
          <text:p/>
        </draw:line>
        <draw:frame draw:style-name="gr90" draw:text-style-name="P8" draw:layer="layout" svg:width="1.907cm" svg:height="0.962cm" svg:x="11.559cm" svg:y="17.518cm">
          <draw:text-box>
            <text:p>1250</text:p>
          </draw:text-box>
        </draw:frame>
        <draw:frame draw:style-name="gr91" draw:text-style-name="P8" draw:layer="layout" svg:width="1.556cm" svg:height="0.962cm" svg:x="7.938cm" svg:y="17.21cm">
          <draw:text-box>
            <text:p>500</text:p>
          </draw:text-box>
        </draw:frame>
        <draw:frame draw:style-name="gr90" draw:text-style-name="P8" draw:layer="layout" svg:width="1.907cm" svg:height="0.962cm" svg:x="3.776cm" svg:y="9.36cm">
          <draw:text-box>
            <text:p>4000</text:p>
          </draw:text-box>
        </draw:frame>
        <draw:line draw:style-name="gr92" draw:text-style-name="P2" draw:layer="layout" svg:x1="6.081cm" svg:y1="10.007cm" svg:x2="8.938cm" svg:y2="10.007cm">
          <text:p/>
        </draw:line>
        <draw:line draw:style-name="gr2" draw:text-style-name="P2" draw:layer="layout" svg:x1="5.988cm" svg:y1="11.93cm" svg:x2="15.606cm" svg:y2="12.065cm">
          <text:p/>
        </draw:line>
        <draw:frame draw:style-name="gr90" draw:text-style-name="P8" draw:layer="layout" svg:width="1.907cm" svg:height="0.962cm" svg:x="3.776cm" svg:y="11.347cm">
          <draw:text-box>
            <text:p>3000</text:p>
          </draw:text-box>
        </draw:frame>
        <draw:frame draw:style-name="gr93" draw:text-style-name="P8" draw:layer="layout" svg:width="1.175cm" svg:height="0.962cm" svg:x="11.413cm" svg:y="15.922cm">
          <draw:text-box>
            <text:p>GI</text:p>
          </draw:text-box>
        </draw:frame>
        <draw:frame draw:style-name="gr94" draw:text-style-name="P8" draw:layer="layout" svg:width="1.421cm" svg:height="0.962cm" svg:x="6.416cm" svg:y="8.99cm">
          <draw:text-box>
            <text:p>KO</text:p>
          </draw:text-box>
        </draw:frame>
        <draw:frame draw:style-name="gr95" draw:text-style-name="P8" draw:layer="layout" svg:width="1.383cm" svg:height="0.962cm" svg:x="9.008cm" svg:y="11.012cm">
          <draw:text-box>
            <text:p>DV</text:p>
          </draw:text-box>
        </draw:frame>
        <draw:frame draw:style-name="gr96" draw:text-style-name="P8" draw:layer="layout" svg:width="2.123cm" svg:height="0.962cm" svg:x="6.533cm" svg:y="10.795cm">
          <draw:text-box>
            <text:p>PO</text:p>
          </draw:text-box>
        </draw:frame>
        <draw:frame draw:style-name="gr97" draw:text-style-name="P8" draw:layer="layout" svg:width="1.907cm" svg:height="1.28cm" svg:x="9.981cm" svg:y="17.495cm">
          <draw:text-box>
            <text:p>1000</text:p>
          </draw:text-box>
        </draw:frame>
        <draw:line draw:style-name="gr98" draw:text-style-name="P2" draw:layer="layout" svg:x1="8.738cm" svg:y1="16.875cm" svg:x2="8.738cm" svg:y2="9.89cm">
          <text:p/>
        </draw:line>
        <draw:line draw:style-name="gr98" draw:text-style-name="P2" draw:layer="layout" svg:x1="9.738cm" svg:y1="16.876cm" svg:x2="9.573cm" svg:y2="10.525cm">
          <text:p/>
        </draw:line>
        <draw:line draw:style-name="gr92" draw:text-style-name="P2" draw:layer="layout" svg:x1="6.082cm" svg:y1="10.507cm" svg:x2="9.573cm" svg:y2="10.525cm">
          <text:p/>
        </draw:line>
        <draw:frame draw:style-name="gr90" draw:text-style-name="P8" draw:layer="layout" svg:width="1.907cm" svg:height="0.962cm" svg:x="4.176cm" svg:y="10.525cm">
          <draw:text-box>
            <text:p>3800</text:p>
          </draw:text-box>
        </draw:frame>
        <draw:frame draw:style-name="gr91" draw:text-style-name="P8" draw:layer="layout" svg:width="1.556cm" svg:height="0.962cm" svg:x="9.256cm" svg:y="17.192cm">
          <draw:text-box>
            <text:p>600</text:p>
          </draw:text-box>
        </draw:frame>
        <draw:custom-shape draw:style-name="gr99" draw:text-style-name="P3" draw:layer="layout" svg:width="0.635cm" svg:height="0.635cm" svg:x="8.4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3" draw:layer="layout" svg:width="0.635cm" svg:height="0.635cm" svg:x="10.8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2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82" draw:text-style-name="P2" draw:layer="layout" svg:width="18.152cm" svg:height="25.939cm" svg:x="1.699cm" svg:y="2.682cm">
          <draw:image xlink:href="Pictures/10000001000003300000048EE3E78D46B46E806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82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82" draw:text-style-name="P2" draw:layer="layout" svg:width="5.582cm" svg:height="3.888cm" svg:x="7.984cm" svg:y="12.784cm">
          <draw:image xlink:href="Pictures/10000001000000D300000093447DCEE0AE248A43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Long_20_Dash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09-26T16:36:04.993958672</dc:date>
    <meta:editing-duration>PT19H26M</meta:editing-duration>
    <meta:editing-cycles>197</meta:editing-cycles>
    <meta:generator>LibreOffice/7.3.3.2$Linux_X86_64 LibreOffice_project/30$Build-2</meta:generator>
    <meta:document-statistic meta:object-count="990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141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3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46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4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4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6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7/content.xml><?xml version="1.0" encoding="utf-8"?>
<math xmlns="http://www.w3.org/1998/Math/MathML" display="block">
  <semantics>
    <mi>K</mi>
    <annotation encoding="StarMath 5.0">K</annotation>
  </semantics>
</math>
</file>

<file path=Object 158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159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171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172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173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6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7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i>N</mi>
    <annotation encoding="StarMath 5.0">N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5/content.xml><?xml version="1.0" encoding="utf-8"?>
<math xmlns="http://www.w3.org/1998/Math/MathML" display="block">
  <semantics>
    <mi>N</mi>
    <annotation encoding="StarMath 5.0">N</annotation>
  </semantics>
</math>
</file>

<file path=Object 46/content.xml><?xml version="1.0" encoding="utf-8"?>
<math xmlns="http://www.w3.org/1998/Math/MathML" display="block">
  <semantics>
    <mi>K</mi>
    <annotation encoding="StarMath 5.0">K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1/content.xml><?xml version="1.0" encoding="utf-8"?>
<math xmlns="http://www.w3.org/1998/Math/MathML" display="block">
  <semantics>
    <mi>x</mi>
    <annotation encoding="StarMath 5.0">x</annotation>
  </semantics>
</math>
</file>

<file path=Object 52/content.xml><?xml version="1.0" encoding="utf-8"?>
<math xmlns="http://www.w3.org/1998/Math/MathML" display="block">
  <semantics>
    <mi>R</mi>
    <annotation encoding="StarMath 5.0">R</annotation>
  </semantics>
</math>
</file>

<file path=Object 53/content.xml><?xml version="1.0" encoding="utf-8"?>
<math xmlns="http://www.w3.org/1998/Math/MathML" display="block">
  <semantics>
    <mi>x</mi>
    <annotation encoding="StarMath 5.0">x</annotation>
  </semantics>
</math>
</file>

<file path=Object 54/content.xml><?xml version="1.0" encoding="utf-8"?>
<math xmlns="http://www.w3.org/1998/Math/MathML" display="block">
  <semantics>
    <mi>C</mi>
    <annotation encoding="StarMath 5.0">C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i>x</mi>
    <annotation encoding="StarMath 5.0">x</annotation>
  </semantics>
</math>
</file>

<file path=Object 68/content.xml><?xml version="1.0" encoding="utf-8"?>
<math xmlns="http://www.w3.org/1998/Math/MathML" display="block">
  <semantics>
    <mi>C</mi>
    <annotation encoding="StarMath 5.0">C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N</mi>
    <annotation encoding="StarMath 5.0">N</annotation>
  </semantics>
</math>
</file>

<file path=Object 75/content.xml><?xml version="1.0" encoding="utf-8"?>
<math xmlns="http://www.w3.org/1998/Math/MathML" display="block">
  <semantics>
    <mi>K</mi>
    <annotation encoding="StarMath 5.0">K</annotation>
  </semantics>
</math>
</file>

<file path=Object 76/content.xml><?xml version="1.0" encoding="utf-8"?>
<math xmlns="http://www.w3.org/1998/Math/MathML" display="block">
  <semantics>
    <mi>K</mi>
    <annotation encoding="StarMath 5.0">K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0/content.xml><?xml version="1.0" encoding="utf-8"?>
<math xmlns="http://www.w3.org/1998/Math/MathML" display="block">
  <semantics>
    <mi>N</mi>
    <annotation encoding="StarMath 5.0">N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N</mi>
    <annotation encoding="StarMath 5.0">N</annotation>
  </semantics>
</math>
</file>

<file path=Object 85/content.xml><?xml version="1.0" encoding="utf-8"?>
<math xmlns="http://www.w3.org/1998/Math/MathML" display="block">
  <semantics>
    <mi>x</mi>
    <annotation encoding="StarMath 5.0">x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C</mi>
    <annotation encoding="StarMath 5.0">C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